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officeooo:rsid="0016892c" officeooo:paragraph-rsid="0045fa4b" style:font-size-asian="14pt" style:font-size-complex="14pt"/>
    </style:style>
    <style:style style:name="P2" style:family="paragraph" style:parent-style-name="Standard">
      <style:text-properties fo:font-size="14pt" officeooo:paragraph-rsid="0045fa4b" style:font-size-asian="14pt" style:font-size-complex="14pt"/>
    </style:style>
    <style:style style:name="P3" style:family="paragraph" style:parent-style-name="Standard">
      <style:text-properties fo:font-size="14pt" officeooo:rsid="0014b0a2" officeooo:paragraph-rsid="0045fa4b" style:font-size-asian="14pt" style:font-size-complex="14pt"/>
    </style:style>
    <style:style style:name="P4" style:family="paragraph" style:parent-style-name="Standard">
      <style:text-properties fo:font-size="14pt" officeooo:rsid="0045fa4b" officeooo:paragraph-rsid="0045fa4b" style:font-size-asian="14pt" style:font-size-complex="14pt"/>
    </style:style>
    <style:style style:name="P5" style:family="paragraph" style:parent-style-name="Standard">
      <style:text-properties fo:font-size="14pt" officeooo:rsid="00190592" officeooo:paragraph-rsid="0045fa4b" style:font-size-asian="14pt" style:font-size-complex="14pt"/>
    </style:style>
    <style:style style:name="P6" style:family="paragraph" style:parent-style-name="Standard">
      <style:text-properties fo:font-size="14pt" officeooo:rsid="00168a8a" officeooo:paragraph-rsid="0045fa4b" style:font-size-asian="14pt" style:font-size-complex="14pt"/>
    </style:style>
    <style:style style:name="P7" style:family="paragraph" style:parent-style-name="Standard">
      <style:text-properties fo:font-size="14pt" officeooo:rsid="0016e1b3" officeooo:paragraph-rsid="0045fa4b" style:font-size-asian="14pt" style:font-size-complex="14pt"/>
    </style:style>
    <style:style style:name="P8" style:family="paragraph" style:parent-style-name="Standard">
      <style:text-properties fo:font-size="14pt" officeooo:rsid="00199f71" officeooo:paragraph-rsid="0045fa4b" style:font-size-asian="14pt" style:font-size-complex="14pt"/>
    </style:style>
    <style:style style:name="P9" style:family="paragraph" style:parent-style-name="Standard">
      <style:text-properties fo:font-size="14pt" fo:font-weight="normal" officeooo:rsid="002f44fe" officeooo:paragraph-rsid="002f44fe" style:font-size-asian="14pt" style:font-weight-asian="normal" style:font-size-complex="14pt" style:font-weight-complex="normal"/>
    </style:style>
    <style:style style:name="P10" style:family="paragraph" style:parent-style-name="Standard">
      <style:text-properties fo:font-size="14pt" fo:font-weight="normal" officeooo:rsid="002f44fe" officeooo:paragraph-rsid="00309916" style:font-size-asian="14pt" style:font-weight-asian="normal" style:font-size-complex="14pt" style:font-weight-complex="normal"/>
    </style:style>
    <style:style style:name="P11" style:family="paragraph" style:parent-style-name="Standard">
      <style:text-properties fo:font-size="14pt" fo:font-weight="normal" officeooo:rsid="002f44fe" officeooo:paragraph-rsid="00318698" style:font-size-asian="14pt" style:font-weight-asian="normal" style:font-size-complex="14pt" style:font-weight-complex="normal"/>
    </style:style>
    <style:style style:name="P12" style:family="paragraph" style:parent-style-name="Standard">
      <style:text-properties fo:font-size="14pt" fo:font-weight="normal" officeooo:rsid="002f44fe" officeooo:paragraph-rsid="0034e97b" style:font-size-asian="14pt" style:font-weight-asian="normal" style:font-size-complex="14pt" style:font-weight-complex="normal"/>
    </style:style>
    <style:style style:name="P13" style:family="paragraph" style:parent-style-name="Standard">
      <style:text-properties fo:font-size="14pt" fo:font-weight="normal" officeooo:rsid="002f44fe" officeooo:paragraph-rsid="0035ab17" style:font-size-asian="14pt" style:font-weight-asian="normal" style:font-size-complex="14pt" style:font-weight-complex="normal"/>
    </style:style>
    <style:style style:name="P14" style:family="paragraph" style:parent-style-name="Standard">
      <style:text-properties fo:font-size="14pt" fo:font-weight="normal" officeooo:rsid="002f44fe" officeooo:paragraph-rsid="0039062d" style:font-size-asian="14pt" style:font-weight-asian="normal" style:font-size-complex="14pt" style:font-weight-complex="normal"/>
    </style:style>
    <style:style style:name="P15" style:family="paragraph" style:parent-style-name="Standard">
      <style:text-properties fo:font-size="14pt" fo:font-weight="normal" officeooo:rsid="002f44fe" officeooo:paragraph-rsid="00432f13" style:font-size-asian="14pt" style:font-weight-asian="normal" style:font-size-complex="14pt" style:font-weight-complex="normal"/>
    </style:style>
    <style:style style:name="P16" style:family="paragraph" style:parent-style-name="Standard">
      <style:text-properties fo:font-size="14pt" fo:font-weight="normal" officeooo:rsid="002f44fe" officeooo:paragraph-rsid="0044a121" style:font-size-asian="14pt" style:font-weight-asian="normal" style:font-size-complex="14pt" style:font-weight-complex="normal"/>
    </style:style>
    <style:style style:name="P17" style:family="paragraph" style:parent-style-name="Standard">
      <style:text-properties fo:font-size="14pt" fo:font-weight="normal" officeooo:rsid="002f44fe" officeooo:paragraph-rsid="0045fa4b" style:font-size-asian="14pt" style:font-weight-asian="normal" style:font-size-complex="14pt" style:font-weight-complex="normal"/>
    </style:style>
    <style:style style:name="P18" style:family="paragraph" style:parent-style-name="Standard">
      <style:text-properties fo:font-size="14pt" fo:font-weight="normal" officeooo:rsid="002f44fe" officeooo:paragraph-rsid="0047574e"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2f44fe" officeooo:paragraph-rsid="003c0190" style:font-size-asian="14pt" style:font-weight-asian="normal" style:font-size-complex="14pt" style:font-weight-complex="normal"/>
    </style:style>
    <style:style style:name="P20" style:family="paragraph" style:parent-style-name="Standard">
      <style:text-properties fo:font-size="14pt" fo:font-weight="normal" officeooo:rsid="002f44fe" officeooo:paragraph-rsid="0050889f" style:font-size-asian="14pt" style:font-weight-asian="normal" style:font-size-complex="14pt" style:font-weight-complex="normal"/>
    </style:style>
    <style:style style:name="P21" style:family="paragraph" style:parent-style-name="Standard">
      <style:text-properties fo:font-size="14pt" fo:font-weight="normal" officeooo:rsid="002f44fe" officeooo:paragraph-rsid="00525087" style:font-size-asian="14pt" style:font-weight-asian="normal" style:font-size-complex="14pt" style:font-weight-complex="normal"/>
    </style:style>
    <style:style style:name="P22" style:family="paragraph" style:parent-style-name="Standard">
      <style:text-properties fo:font-size="14pt" fo:font-weight="normal" officeooo:rsid="00337a53" officeooo:paragraph-rsid="003db2b3" style:font-size-asian="14pt" style:font-weight-asian="normal" style:font-size-complex="14pt" style:font-weight-complex="normal"/>
    </style:style>
    <style:style style:name="P23" style:family="paragraph" style:parent-style-name="Standard">
      <style:text-properties fo:font-size="14pt" fo:font-weight="normal" officeooo:rsid="00337a53" officeooo:paragraph-rsid="0045fa4b" style:font-size-asian="14pt" style:font-weight-asian="normal" style:font-size-complex="14pt" style:font-weight-complex="normal"/>
    </style:style>
    <style:style style:name="P24" style:family="paragraph" style:parent-style-name="Standard">
      <style:text-properties fo:font-size="14pt" fo:font-weight="normal" officeooo:rsid="00337a53" officeooo:paragraph-rsid="004b7538" style:font-size-asian="14pt" style:font-weight-asian="normal" style:font-size-complex="14pt" style:font-weight-complex="normal"/>
    </style:style>
    <style:style style:name="P25" style:family="paragraph" style:parent-style-name="Standard">
      <style:text-properties fo:font-size="14pt" fo:font-weight="normal" officeooo:rsid="0034e97b" officeooo:paragraph-rsid="003db2b3" style:font-size-asian="14pt" style:font-weight-asian="normal" style:font-size-complex="14pt" style:font-weight-complex="normal"/>
    </style:style>
    <style:style style:name="P26" style:family="paragraph" style:parent-style-name="Standard">
      <style:text-properties fo:font-size="14pt" fo:font-weight="normal" officeooo:rsid="0034e97b" officeooo:paragraph-rsid="0045fa4b" style:font-size-asian="14pt" style:font-weight-asian="normal" style:font-size-complex="14pt" style:font-weight-complex="normal"/>
    </style:style>
    <style:style style:name="P27" style:family="paragraph" style:parent-style-name="Standard">
      <style:text-properties fo:font-size="14pt" fo:font-weight="normal" officeooo:rsid="0034e97b" officeooo:paragraph-rsid="004b7538" style:font-size-asian="14pt" style:font-weight-asian="normal" style:font-size-complex="14pt" style:font-weight-complex="normal"/>
    </style:style>
    <style:style style:name="P28" style:family="paragraph" style:parent-style-name="Standard">
      <style:text-properties fo:font-size="14pt" fo:font-weight="normal" officeooo:rsid="0035ab17" officeooo:paragraph-rsid="003db2b3" style:font-size-asian="14pt" style:font-weight-asian="normal" style:font-size-complex="14pt" style:font-weight-complex="normal"/>
    </style:style>
    <style:style style:name="P29" style:family="paragraph" style:parent-style-name="Standard">
      <style:text-properties fo:font-size="14pt" fo:font-weight="normal" officeooo:rsid="0039062d" officeooo:paragraph-rsid="0039062d" style:font-size-asian="14pt" style:font-weight-asian="normal" style:font-size-complex="14pt" style:font-weight-complex="normal"/>
    </style:style>
    <style:style style:name="P30" style:family="paragraph" style:parent-style-name="Standard">
      <style:text-properties fo:font-size="14pt" fo:font-weight="normal" officeooo:rsid="003a9eb8" officeooo:paragraph-rsid="003a9eb8" style:font-size-asian="14pt" style:font-weight-asian="normal" style:font-size-complex="14pt" style:font-weight-complex="normal"/>
    </style:style>
    <style:style style:name="P31" style:family="paragraph" style:parent-style-name="Standard">
      <style:text-properties fo:font-size="14pt" fo:font-weight="normal" officeooo:rsid="003a9eb8" officeooo:paragraph-rsid="003c0190" style:font-size-asian="14pt" style:font-weight-asian="normal" style:font-size-complex="14pt" style:font-weight-complex="normal"/>
    </style:style>
    <style:style style:name="P32" style:family="paragraph" style:parent-style-name="Standard">
      <style:text-properties fo:font-size="14pt" fo:font-weight="normal" officeooo:rsid="003c0190" officeooo:paragraph-rsid="003c0190" style:font-size-asian="14pt" style:font-weight-asian="normal" style:font-size-complex="14pt" style:font-weight-complex="normal"/>
    </style:style>
    <style:style style:name="P33" style:family="paragraph" style:parent-style-name="Standard">
      <style:text-properties fo:font-size="14pt" fo:font-weight="normal" officeooo:rsid="003c0190" officeooo:paragraph-rsid="003db2b3" style:font-size-asian="14pt" style:font-weight-asian="normal" style:font-size-complex="14pt" style:font-weight-complex="normal"/>
    </style:style>
    <style:style style:name="P34" style:family="paragraph" style:parent-style-name="Standard">
      <style:text-properties fo:font-size="14pt" fo:font-weight="normal" officeooo:rsid="003c0190" officeooo:paragraph-rsid="0044a121" style:font-size-asian="14pt" style:font-weight-asian="normal" style:font-size-complex="14pt" style:font-weight-complex="normal"/>
    </style:style>
    <style:style style:name="P35" style:family="paragraph" style:parent-style-name="Standard">
      <style:text-properties fo:font-size="14pt" fo:font-weight="normal" officeooo:rsid="003db2b3" officeooo:paragraph-rsid="003db2b3" style:font-size-asian="14pt" style:font-weight-asian="normal" style:font-size-complex="14pt" style:font-weight-complex="normal"/>
    </style:style>
    <style:style style:name="P36" style:family="paragraph" style:parent-style-name="Standard">
      <style:text-properties fo:font-size="14pt" fo:font-weight="normal" officeooo:rsid="003e78a1" officeooo:paragraph-rsid="003e78a1" style:font-size-asian="14pt" style:font-weight-asian="normal" style:font-size-complex="14pt" style:font-weight-complex="normal"/>
    </style:style>
    <style:style style:name="P37" style:family="paragraph" style:parent-style-name="Standard">
      <style:text-properties fo:font-size="14pt" fo:font-weight="normal" officeooo:rsid="003e78a1" officeooo:paragraph-rsid="00432f13" style:font-size-asian="14pt" style:font-weight-asian="normal" style:font-size-complex="14pt" style:font-weight-complex="normal"/>
    </style:style>
    <style:style style:name="P38" style:family="paragraph" style:parent-style-name="Standard">
      <style:text-properties fo:font-size="14pt" fo:font-weight="normal" officeooo:rsid="003e78a1" officeooo:paragraph-rsid="0045fa4b" style:font-size-asian="14pt" style:font-weight-asian="normal" style:font-size-complex="14pt" style:font-weight-complex="normal"/>
    </style:style>
    <style:style style:name="P39" style:family="paragraph" style:parent-style-name="Standard">
      <style:text-properties fo:font-size="14pt" fo:font-weight="normal" officeooo:rsid="003e78a1" officeooo:paragraph-rsid="00413088" style:font-size-asian="14pt" style:font-weight-asian="normal" style:font-size-complex="14pt" style:font-weight-complex="normal"/>
    </style:style>
    <style:style style:name="P40" style:family="paragraph" style:parent-style-name="Standard">
      <style:text-properties fo:font-size="14pt" fo:font-weight="normal" officeooo:rsid="003e78a1" officeooo:paragraph-rsid="0047574e" style:font-size-asian="14pt" style:font-weight-asian="normal" style:font-size-complex="14pt" style:font-weight-complex="normal"/>
    </style:style>
    <style:style style:name="P41" style:family="paragraph" style:parent-style-name="Standard">
      <style:text-properties fo:font-size="14pt" fo:font-weight="normal" officeooo:rsid="003ff5f7" officeooo:paragraph-rsid="0045fa4b" style:font-size-asian="14pt" style:font-weight-asian="normal" style:font-size-complex="14pt" style:font-weight-complex="normal"/>
    </style:style>
    <style:style style:name="P42" style:family="paragraph" style:parent-style-name="Standard">
      <style:text-properties fo:font-size="14pt" fo:font-weight="normal" officeooo:rsid="00413088" officeooo:paragraph-rsid="00413088" style:font-size-asian="14pt" style:font-weight-asian="normal" style:font-size-complex="14pt" style:font-weight-complex="normal"/>
    </style:style>
    <style:style style:name="P43" style:family="paragraph" style:parent-style-name="Standard">
      <style:text-properties fo:font-size="14pt" fo:font-weight="normal" officeooo:rsid="00413088" officeooo:paragraph-rsid="00432f13" style:font-size-asian="14pt" style:font-weight-asian="normal" style:font-size-complex="14pt" style:font-weight-complex="normal"/>
    </style:style>
    <style:style style:name="P44" style:family="paragraph" style:parent-style-name="Standard">
      <style:text-properties fo:font-size="14pt" fo:font-weight="normal" officeooo:rsid="00432f13" officeooo:paragraph-rsid="00432f13" style:font-size-asian="14pt" style:font-weight-asian="normal" style:font-size-complex="14pt" style:font-weight-complex="normal"/>
    </style:style>
    <style:style style:name="P45" style:family="paragraph" style:parent-style-name="Standard">
      <style:text-properties fo:font-size="14pt" fo:font-weight="normal" officeooo:rsid="00432f13" officeooo:paragraph-rsid="003c0190" style:font-size-asian="14pt" style:font-weight-asian="normal" style:font-size-complex="14pt" style:font-weight-complex="normal"/>
    </style:style>
    <style:style style:name="P46" style:family="paragraph" style:parent-style-name="Standard">
      <style:text-properties fo:font-size="14pt" fo:font-weight="normal" officeooo:rsid="0045fa4b" officeooo:paragraph-rsid="0045fa4b" style:font-size-asian="14pt" style:font-weight-asian="normal" style:font-size-complex="14pt" style:font-weight-complex="normal"/>
    </style:style>
    <style:style style:name="P47" style:family="paragraph" style:parent-style-name="Standard">
      <style:text-properties fo:font-size="14pt" fo:font-weight="normal" officeooo:rsid="0045fa4b" officeooo:paragraph-rsid="003db2b3" style:font-size-asian="14pt" style:font-weight-asian="normal" style:font-size-complex="14pt" style:font-weight-complex="normal"/>
    </style:style>
    <style:style style:name="P48" style:family="paragraph" style:parent-style-name="Standard">
      <style:text-properties fo:font-size="14pt" fo:font-weight="normal" officeooo:rsid="00199f71" officeooo:paragraph-rsid="0045fa4b" style:font-size-asian="14pt" style:font-weight-asian="normal" style:font-size-complex="14pt" style:font-weight-complex="normal"/>
    </style:style>
    <style:style style:name="P49" style:family="paragraph" style:parent-style-name="Standard">
      <style:text-properties fo:font-size="14pt" fo:font-weight="normal" officeooo:rsid="00497de0" officeooo:paragraph-rsid="00497de0" style:font-size-asian="14pt" style:font-weight-asian="normal" style:font-size-complex="14pt" style:font-weight-complex="normal"/>
    </style:style>
    <style:style style:name="P50" style:family="paragraph" style:parent-style-name="Standard">
      <style:text-properties fo:font-size="14pt" fo:font-weight="normal" officeooo:rsid="004b7538" officeooo:paragraph-rsid="004b7538" style:font-size-asian="14pt" style:font-weight-asian="normal" style:font-size-complex="14pt" style:font-weight-complex="normal"/>
    </style:style>
    <style:style style:name="P51" style:family="paragraph" style:parent-style-name="Standard">
      <style:text-properties fo:font-size="14pt" fo:font-weight="normal" officeooo:rsid="004cb135" officeooo:paragraph-rsid="004cb135" style:font-size-asian="14pt" style:font-weight-asian="normal" style:font-size-complex="14pt" style:font-weight-complex="normal"/>
    </style:style>
    <style:style style:name="P52" style:family="paragraph" style:parent-style-name="Standard">
      <style:text-properties fo:font-size="14pt" fo:font-weight="normal" officeooo:rsid="004dc552" officeooo:paragraph-rsid="004dc552" style:font-size-asian="14pt" style:font-weight-asian="normal" style:font-size-complex="14pt" style:font-weight-complex="normal"/>
    </style:style>
    <style:style style:name="P53" style:family="paragraph" style:parent-style-name="Standard">
      <style:text-properties fo:font-size="14pt" fo:font-weight="normal" officeooo:rsid="004e8660" officeooo:paragraph-rsid="004e8660" style:font-size-asian="14pt" style:font-weight-asian="normal" style:font-size-complex="14pt" style:font-weight-complex="normal"/>
    </style:style>
    <style:style style:name="P54" style:family="paragraph" style:parent-style-name="Standard">
      <style:text-properties fo:font-size="14pt" fo:font-weight="normal" officeooo:rsid="00507a0b" officeooo:paragraph-rsid="00507a0b" style:font-size-asian="14pt" style:font-weight-asian="normal" style:font-size-complex="14pt" style:font-weight-complex="normal"/>
    </style:style>
    <style:style style:name="P55" style:family="paragraph" style:parent-style-name="Standard">
      <style:text-properties fo:font-size="14pt" fo:font-weight="normal" officeooo:rsid="0050889f" officeooo:paragraph-rsid="0050889f" style:font-size-asian="14pt" style:font-weight-asian="normal" style:font-size-complex="14pt" style:font-weight-complex="normal"/>
    </style:style>
    <style:style style:name="P56" style:family="paragraph" style:parent-style-name="Standard">
      <style:text-properties fo:font-size="14pt" fo:font-weight="normal" officeooo:rsid="0050ebb2" officeooo:paragraph-rsid="0050ebb2" style:font-size-asian="14pt" style:font-weight-asian="normal" style:font-size-complex="14pt" style:font-weight-complex="normal"/>
    </style:style>
    <style:style style:name="P57" style:family="paragraph" style:parent-style-name="Standard">
      <style:text-properties fo:font-size="14pt" fo:font-weight="normal" officeooo:rsid="00525087" officeooo:paragraph-rsid="00525087" style:font-size-asian="14pt" style:font-weight-asian="normal" style:font-size-complex="14pt" style:font-weight-complex="normal"/>
    </style:style>
    <style:style style:name="P58" style:family="paragraph" style:parent-style-name="Standard">
      <style:text-properties fo:font-size="14pt" fo:font-weight="normal" officeooo:rsid="0053703d" officeooo:paragraph-rsid="0053703d" style:font-size-asian="14pt" style:font-weight-asian="normal" style:font-size-complex="14pt" style:font-weight-complex="normal"/>
    </style:style>
    <style:style style:name="P59" style:family="paragraph" style:parent-style-name="Standard">
      <style:text-properties fo:font-size="14pt" fo:font-weight="normal" officeooo:rsid="0053703d" officeooo:paragraph-rsid="0054e48c" style:font-size-asian="14pt" style:font-weight-asian="normal" style:font-size-complex="14pt" style:font-weight-complex="normal"/>
    </style:style>
    <style:style style:name="P60" style:family="paragraph" style:parent-style-name="Standard">
      <style:text-properties fo:font-size="14pt" fo:font-weight="normal" officeooo:rsid="0054e48c" officeooo:paragraph-rsid="0054e48c" style:font-size-asian="14pt" style:font-weight-asian="normal" style:font-size-complex="14pt" style:font-weight-complex="normal"/>
    </style:style>
    <style:style style:name="P61" style:family="paragraph" style:parent-style-name="Standard">
      <style:text-properties fo:font-size="14pt" fo:font-weight="normal" officeooo:rsid="0054e773" officeooo:paragraph-rsid="0054e773" style:font-size-asian="14pt" style:font-weight-asian="normal" style:font-size-complex="14pt" style:font-weight-complex="normal"/>
    </style:style>
    <style:style style:name="P62" style:family="paragraph" style:parent-style-name="Standard">
      <style:text-properties fo:font-size="14pt" fo:font-weight="bold" officeooo:rsid="002f44fe" officeooo:paragraph-rsid="0045fa4b" style:font-size-asian="14pt" style:font-weight-asian="bold" style:font-size-complex="14pt" style:font-weight-complex="bold"/>
    </style:style>
    <style:style style:name="P63" style:family="paragraph" style:parent-style-name="Standard">
      <style:text-properties fo:font-size="14pt" fo:font-weight="bold" officeooo:rsid="002f44fe" officeooo:paragraph-rsid="0047574e" style:font-size-asian="14pt" style:font-weight-asian="bold" style:font-size-complex="14pt" style:font-weight-complex="bold"/>
    </style:style>
    <style:style style:name="P64" style:family="paragraph" style:parent-style-name="Standard">
      <style:text-properties fo:font-size="14pt" fo:font-weight="bold" officeooo:rsid="003ff5f7" officeooo:paragraph-rsid="0045fa4b" style:font-size-asian="14pt" style:font-weight-asian="bold" style:font-size-complex="14pt" style:font-weight-complex="bold"/>
    </style:style>
    <style:style style:name="P65" style:family="paragraph" style:parent-style-name="Standard">
      <style:text-properties fo:font-size="14pt" fo:font-weight="bold" officeooo:rsid="0047574e" officeooo:paragraph-rsid="0047574e" style:font-size-asian="14pt" style:font-weight-asian="bold" style:font-size-complex="14pt" style:font-weight-complex="bold"/>
    </style:style>
    <style:style style:name="P66" style:family="paragraph" style:parent-style-name="Standard">
      <style:text-properties fo:font-size="14pt" fo:font-weight="bold" officeooo:rsid="0050889f" officeooo:paragraph-rsid="0050889f" style:font-size-asian="14pt" style:font-weight-asian="bold" style:font-size-complex="14pt" style:font-weight-complex="bold"/>
    </style:style>
    <style:style style:name="P67" style:family="paragraph" style:parent-style-name="Standard">
      <style:text-properties fo:font-size="14pt" fo:font-style="normal" fo:font-weight="normal" officeooo:rsid="0035ab17" officeooo:paragraph-rsid="003db2b3" style:font-size-asian="14pt" style:font-style-asian="normal" style:font-weight-asian="normal" style:font-size-complex="14pt" style:font-style-complex="normal" style:font-weight-complex="normal"/>
    </style:style>
    <style:style style:name="P68" style:family="paragraph" style:parent-style-name="Standard">
      <style:text-properties fo:font-size="14pt" fo:font-style="normal" style:text-underline-style="none" fo:font-weight="normal" officeooo:rsid="0016892c" officeooo:paragraph-rsid="0045fa4b" style:font-size-asian="14pt" style:font-style-asian="normal" style:font-weight-asian="normal" style:font-size-complex="14pt" style:font-style-complex="normal" style:font-weight-complex="normal"/>
    </style:style>
    <style:style style:name="P69" style:family="paragraph" style:parent-style-name="Standard">
      <style:text-properties fo:font-size="14pt" style:text-underline-style="solid" style:text-underline-width="auto" style:text-underline-color="font-color" fo:font-weight="normal" officeooo:rsid="003e78a1" officeooo:paragraph-rsid="003e78a1" style:font-size-asian="14pt" style:font-weight-asian="normal" style:font-size-complex="14pt" style:font-weight-complex="normal"/>
    </style:style>
    <style:style style:name="P70" style:family="paragraph" style:parent-style-name="Standard">
      <style:text-properties fo:font-size="14pt" style:text-underline-style="solid" style:text-underline-width="auto" style:text-underline-color="font-color" fo:font-weight="normal" officeooo:rsid="003e78a1" officeooo:paragraph-rsid="0045fa4b" style:font-size-asian="14pt" style:font-weight-asian="normal" style:font-size-complex="14pt" style:font-weight-complex="normal"/>
    </style:style>
    <style:style style:name="P71" style:family="paragraph" style:parent-style-name="Standard">
      <style:text-properties fo:font-size="14pt" style:text-underline-style="solid" style:text-underline-width="auto" style:text-underline-color="font-color" fo:font-weight="normal" officeooo:rsid="003e78a1" officeooo:paragraph-rsid="0047574e" style:font-size-asian="14pt" style:font-weight-asian="normal" style:font-size-complex="14pt" style:font-weight-complex="normal"/>
    </style:style>
    <style:style style:name="P72" style:family="paragraph" style:parent-style-name="Standard">
      <style:text-properties fo:font-size="14pt" style:text-underline-style="solid" style:text-underline-width="auto" style:text-underline-color="font-color" fo:font-weight="normal" officeooo:rsid="00507a0b" officeooo:paragraph-rsid="00507a0b" style:font-size-asian="14pt" style:font-weight-asian="normal" style:font-size-complex="14pt" style:font-weight-complex="normal"/>
    </style:style>
    <style:style style:name="P73" style:family="paragraph" style:parent-style-name="Standard">
      <style:text-properties fo:font-size="14pt" style:text-underline-style="solid" style:text-underline-width="auto" style:text-underline-color="font-color" fo:font-weight="normal" officeooo:rsid="0050889f" officeooo:paragraph-rsid="0050889f" style:font-size-asian="14pt" style:font-weight-asian="normal" style:font-size-complex="14pt" style:font-weight-complex="normal"/>
    </style:style>
    <style:style style:name="P74" style:family="paragraph" style:parent-style-name="Standard">
      <style:text-properties fo:font-size="14pt" style:text-underline-style="none" fo:font-weight="normal" officeooo:rsid="003e78a1" officeooo:paragraph-rsid="0045fa4b" style:font-size-asian="14pt" style:font-weight-asian="normal" style:font-size-complex="14pt" style:font-weight-complex="normal"/>
    </style:style>
    <style:style style:name="P75" style:family="paragraph" style:parent-style-name="Standard">
      <style:text-properties fo:font-size="14pt" style:text-underline-style="none" fo:font-weight="normal" officeooo:rsid="0047574e" officeooo:paragraph-rsid="0047574e" style:font-size-asian="14pt" style:font-weight-asian="normal" style:font-size-complex="14pt" style:font-weight-complex="normal"/>
    </style:style>
    <style:style style:name="P76" style:family="paragraph" style:parent-style-name="Standard">
      <style:text-properties fo:font-size="14pt" style:text-underline-style="none" fo:font-weight="normal" officeooo:rsid="0048a893" officeooo:paragraph-rsid="0048a893" style:font-size-asian="14pt" style:font-weight-asian="normal" style:font-size-complex="14pt" style:font-weight-complex="normal"/>
    </style:style>
    <style:style style:name="P77" style:family="paragraph" style:parent-style-name="Standard">
      <style:text-properties fo:font-size="14pt" style:text-underline-style="none" fo:font-weight="normal" officeooo:rsid="00507a0b" officeooo:paragraph-rsid="00507a0b" style:font-size-asian="14pt" style:font-weight-asian="normal" style:font-size-complex="14pt" style:font-weight-complex="normal"/>
    </style:style>
    <style:style style:name="P78" style:family="paragraph" style:parent-style-name="Standard">
      <style:paragraph-properties fo:text-align="center" style:justify-single-word="false"/>
      <style:text-properties fo:font-size="32pt" fo:font-weight="bold" officeooo:rsid="0039062d" officeooo:paragraph-rsid="0039062d" style:font-size-asian="32pt" style:font-weight-asian="bold" style:font-size-complex="32pt" style:font-weight-complex="bold"/>
    </style:style>
    <style:style style:name="P79" style:family="paragraph" style:parent-style-name="Standard">
      <style:paragraph-properties fo:text-align="center" style:justify-single-word="false"/>
      <style:text-properties fo:font-size="32pt" fo:font-weight="bold" officeooo:rsid="002f44fe" officeooo:paragraph-rsid="0050889f" style:font-size-asian="32pt" style:font-weight-asian="bold" style:font-size-complex="32pt" style:font-weight-complex="bold"/>
    </style:style>
    <style:style style:name="P80" style:family="paragraph" style:parent-style-name="Standard">
      <style:text-properties fo:font-size="24pt" style:text-underline-style="solid" style:text-underline-width="auto" style:text-underline-color="font-color" fo:font-weight="bold" officeooo:rsid="00337a53" officeooo:paragraph-rsid="003db2b3" style:font-size-asian="24pt" style:font-weight-asian="bold" style:font-size-complex="24pt" style:font-weight-complex="bold"/>
    </style:style>
    <style:style style:name="P81" style:family="paragraph" style:parent-style-name="Standard">
      <style:text-properties fo:font-size="24pt" style:text-underline-style="solid" style:text-underline-width="auto" style:text-underline-color="font-color" fo:font-weight="bold" officeooo:rsid="00337a53" officeooo:paragraph-rsid="0045fa4b" style:font-size-asian="24pt" style:font-weight-asian="bold" style:font-size-complex="24pt" style:font-weight-complex="bold"/>
    </style:style>
    <style:style style:name="P82" style:family="paragraph" style:parent-style-name="Standard">
      <style:text-properties fo:font-size="24pt" style:text-underline-style="solid" style:text-underline-width="auto" style:text-underline-color="font-color" fo:font-weight="bold" officeooo:rsid="00337a53" officeooo:paragraph-rsid="004b7538" style:font-size-asian="24pt" style:font-weight-asian="bold" style:font-size-complex="24pt" style:font-weight-complex="bold"/>
    </style:style>
    <style:style style:name="P83" style:family="paragraph" style:parent-style-name="Standard">
      <style:paragraph-properties fo:text-align="center" style:justify-single-word="false"/>
      <style:text-properties fo:font-size="24pt" fo:font-weight="bold" officeooo:rsid="0039062d" officeooo:paragraph-rsid="0039062d" style:font-size-asian="21pt" style:font-weight-asian="bold" style:font-size-complex="24pt" style:font-weight-complex="bold"/>
    </style:style>
    <style:style style:name="P84" style:family="paragraph" style:parent-style-name="Standard">
      <style:text-properties fo:font-size="24pt" fo:font-weight="bold" officeooo:rsid="00337a53" officeooo:paragraph-rsid="0045fa4b" style:font-size-asian="24pt" style:font-weight-asian="bold" style:font-size-complex="24pt" style:font-weight-complex="bold"/>
    </style:style>
    <style:style style:name="P85" style:family="paragraph" style:parent-style-name="Standard">
      <style:text-properties style:font-name="Courier 10 Pitch" fo:font-size="14pt" fo:font-weight="normal" officeooo:rsid="00337a53" officeooo:paragraph-rsid="003db2b3" style:font-size-asian="14pt" style:font-weight-asian="normal" style:font-size-complex="14pt" style:font-weight-complex="normal"/>
    </style:style>
    <style:style style:name="P86" style:family="paragraph" style:parent-style-name="Standard">
      <style:text-properties style:font-name="Courier 10 Pitch" fo:font-size="14pt" fo:font-weight="normal" officeooo:rsid="0034e97b" officeooo:paragraph-rsid="003db2b3" style:font-size-asian="14pt" style:font-weight-asian="normal" style:font-size-complex="14pt" style:font-weight-complex="normal"/>
    </style:style>
    <style:style style:name="P87" style:family="paragraph" style:parent-style-name="Standard">
      <style:text-properties style:font-name="Courier 10 Pitch" fo:font-size="14pt" fo:font-weight="normal" officeooo:rsid="0035ab17" officeooo:paragraph-rsid="003db2b3" style:font-size-asian="14pt" style:font-weight-asian="normal" style:font-size-complex="14pt" style:font-weight-complex="normal"/>
    </style:style>
    <style:style style:name="P88" style:family="paragraph" style:parent-style-name="Standard">
      <style:text-properties style:font-name="Courier 10 Pitch" fo:font-size="14pt" fo:font-weight="normal" officeooo:rsid="0048a893" officeooo:paragraph-rsid="0048a893" style:font-size-asian="14pt" style:font-weight-asian="normal" style:font-size-complex="14pt" style:font-weight-complex="normal"/>
    </style:style>
    <style:style style:name="P89" style:family="paragraph" style:parent-style-name="Standard">
      <style:text-properties style:font-name="Courier 10 Pitch" fo:font-size="14pt" fo:font-weight="normal" officeooo:rsid="00525087" officeooo:paragraph-rsid="00525087" style:font-size-asian="14pt" style:font-weight-asian="normal" style:font-size-complex="14pt" style:font-weight-complex="normal"/>
    </style:style>
    <style:style style:name="P90" style:family="paragraph" style:parent-style-name="Standard">
      <style:text-properties style:font-name="Courier 10 Pitch" fo:font-size="14pt" fo:font-weight="normal" officeooo:rsid="0054e48c" officeooo:paragraph-rsid="0054e48c" style:font-size-asian="14pt" style:font-weight-asian="normal" style:font-size-complex="14pt" style:font-weight-complex="normal"/>
    </style:style>
    <style:style style:name="P91" style:family="paragraph" style:parent-style-name="Standard">
      <style:text-properties style:font-name="Courier 10 Pitch" fo:font-size="14pt" officeooo:paragraph-rsid="0045fa4b" style:font-size-asian="14pt" style:font-size-complex="14pt"/>
    </style:style>
    <style:style style:name="P92" style:family="paragraph" style:parent-style-name="Standard">
      <style:text-properties style:font-name="Courier 10 Pitch" fo:font-size="14pt" officeooo:rsid="0016892c" officeooo:paragraph-rsid="0045fa4b" style:font-size-asian="14pt" style:font-size-complex="14pt"/>
    </style:style>
    <style:style style:name="P93" style:family="paragraph" style:parent-style-name="Standard">
      <style:text-properties style:font-name="Courier 10 Pitch" fo:font-size="14pt" style:text-underline-style="none" fo:font-weight="normal" officeooo:rsid="0048a893" officeooo:paragraph-rsid="0048a893" style:font-size-asian="14pt" style:font-weight-asian="normal" style:font-size-complex="14pt" style:font-weight-complex="normal"/>
    </style:style>
    <style:style style:name="P94" style:family="paragraph" style:parent-style-name="Standard">
      <style:text-properties style:text-position="0% 100%" fo:font-size="14pt" fo:font-style="normal" style:text-underline-style="none" fo:font-weight="normal" officeooo:rsid="0016892c" officeooo:paragraph-rsid="0045fa4b" style:font-size-asian="14pt" style:font-style-asian="normal" style:font-weight-asian="normal" style:font-size-complex="14pt" style:font-style-complex="normal" style:font-weight-complex="normal"/>
    </style:style>
    <style:style style:name="P95" style:family="paragraph" style:parent-style-name="Standard">
      <style:text-properties style:text-position="0% 100%" fo:font-size="14pt" officeooo:rsid="001796cd" officeooo:paragraph-rsid="0045fa4b" style:font-size-asian="14pt" style:font-size-complex="14pt"/>
    </style:style>
    <style:style style:name="P96" style:family="paragraph" style:parent-style-name="Standard">
      <style:text-properties style:text-position="0% 100%" fo:font-size="14pt" officeooo:rsid="00190592" officeooo:paragraph-rsid="0045fa4b" style:font-size-asian="14pt" style:font-size-complex="14pt"/>
    </style:style>
    <style:style style:name="P97" style:family="paragraph" style:parent-style-name="Standard">
      <style:text-properties style:text-position="0% 100%" fo:font-size="14pt" officeooo:paragraph-rsid="0045fa4b" style:font-size-asian="14pt" style:font-size-complex="14pt"/>
    </style:style>
    <style:style style:name="P98" style:family="paragraph" style:parent-style-name="Standard">
      <style:paragraph-properties fo:text-align="center" style:justify-single-word="false" fo:break-before="page"/>
      <style:text-properties fo:font-size="32pt" fo:font-weight="bold" officeooo:rsid="002f44fe" officeooo:paragraph-rsid="002f44fe" style:font-size-asian="32pt" style:font-weight-asian="bold" style:font-size-complex="32pt" style:font-weight-complex="bold"/>
    </style:style>
    <style:style style:name="P99" style:family="paragraph" style:parent-style-name="Standard">
      <style:paragraph-properties fo:text-align="center" style:justify-single-word="false" fo:break-before="page"/>
      <style:text-properties fo:font-size="32pt" fo:font-weight="bold" officeooo:rsid="002f44fe" officeooo:paragraph-rsid="0045fa4b" style:font-size-asian="32pt" style:font-weight-asian="bold" style:font-size-complex="32pt" style:font-weight-complex="bold"/>
    </style:style>
    <style:style style:name="P100" style:family="paragraph" style:parent-style-name="Standard">
      <style:paragraph-properties fo:text-align="center" style:justify-single-word="false" fo:break-before="page"/>
      <style:text-properties fo:font-size="32pt" fo:font-weight="bold" officeooo:rsid="0039062d" officeooo:paragraph-rsid="0039062d" style:font-size-asian="32pt" style:font-weight-asian="bold" style:font-size-complex="32pt" style:font-weight-complex="bold"/>
    </style:style>
    <style:style style:name="P101" style:family="paragraph" style:parent-style-name="Standard">
      <style:paragraph-properties fo:text-align="center" style:justify-single-word="false" fo:break-before="page"/>
      <style:text-properties fo:font-size="32pt" fo:font-weight="bold" officeooo:rsid="00337a53" officeooo:paragraph-rsid="003db2b3" style:font-size-asian="32pt" style:font-weight-asian="bold" style:font-size-complex="32pt" style:font-weight-complex="bold"/>
    </style:style>
    <style:style style:name="P102" style:family="paragraph" style:parent-style-name="Standard">
      <style:paragraph-properties fo:text-align="center" style:justify-single-word="false" fo:break-before="page"/>
      <style:text-properties fo:font-size="32pt" fo:font-weight="bold" officeooo:rsid="0047574e" officeooo:paragraph-rsid="0047574e" style:font-size-asian="32pt" style:font-weight-asian="bold" style:font-size-complex="32pt" style:font-weight-complex="bold"/>
    </style:style>
    <style:style style:name="P103" style:family="paragraph" style:parent-style-name="Standard">
      <style:paragraph-properties fo:text-align="center" style:justify-single-word="false" fo:break-before="page"/>
      <style:text-properties fo:font-size="32pt" fo:font-weight="bold" officeooo:rsid="00525087" officeooo:paragraph-rsid="00525087" style:font-size-asian="32pt" style:font-weight-asian="bold" style:font-size-complex="32pt" style:font-weight-complex="bold"/>
    </style:style>
    <style:style style:name="P104" style:family="paragraph" style:parent-style-name="Standard">
      <style:text-properties style:font-name="Courier 10 Pitch" fo:font-size="14pt" fo:font-weight="normal" officeooo:rsid="0054e48c" officeooo:paragraph-rsid="0054e48c" style:font-size-asian="14pt" style:font-weight-asian="normal" style:font-size-complex="14pt" style:font-weight-complex="normal"/>
    </style:style>
    <style:style style:name="P105" style:family="paragraph" style:parent-style-name="Standard" style:list-style-name="L1">
      <style:text-properties fo:font-size="14pt" officeooo:rsid="00168a8a" officeooo:paragraph-rsid="0045fa4b" style:font-size-asian="14pt" style:font-size-complex="14pt"/>
    </style:style>
    <style:style style:name="P106" style:family="paragraph" style:parent-style-name="Standard">
      <style:text-properties fo:font-size="14pt" fo:font-weight="normal" officeooo:rsid="0054e773" officeooo:paragraph-rsid="0054e773" style:font-size-asian="14pt" style:font-weight-asian="normal" style:font-size-complex="14pt" style:font-weight-complex="normal"/>
    </style:style>
    <style:style style:name="P107" style:family="paragraph" style:parent-style-name="Standard">
      <style:text-properties fo:font-size="14pt" fo:font-weight="normal" officeooo:rsid="0055864c" officeooo:paragraph-rsid="0055864c" style:font-size-asian="14pt" style:font-weight-asian="normal" style:font-size-complex="14pt" style:font-weight-complex="normal"/>
    </style:style>
    <style:style style:name="P108" style:family="paragraph" style:parent-style-name="Standard">
      <style:text-properties fo:font-size="14pt" style:text-underline-style="none" fo:font-weight="normal" officeooo:rsid="004fcca5" officeooo:paragraph-rsid="0055f83d" style:font-size-asian="14pt" style:font-weight-asian="normal" style:font-size-complex="14pt" style:font-weight-complex="normal"/>
    </style:style>
    <style:style style:name="P109" style:family="paragraph" style:parent-style-name="Standard">
      <style:text-properties fo:font-size="14pt" style:text-underline-style="none" officeooo:rsid="004fcca5" officeooo:paragraph-rsid="0055f83d"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309916" style:font-weight-asian="bold" style:font-weight-complex="bold"/>
    </style:style>
    <style:style style:name="T3" style:family="text">
      <style:text-properties fo:font-weight="bold" officeooo:rsid="00318698" style:font-weight-asian="bold" style:font-weight-complex="bold"/>
    </style:style>
    <style:style style:name="T4" style:family="text">
      <style:text-properties fo:font-weight="bold" officeooo:rsid="00337a53" style:font-weight-asian="bold" style:font-weight-complex="bold"/>
    </style:style>
    <style:style style:name="T5" style:family="text">
      <style:text-properties fo:font-weight="bold" officeooo:rsid="0034e97b" style:font-weight-asian="bold" style:font-weight-complex="bold"/>
    </style:style>
    <style:style style:name="T6" style:family="text">
      <style:text-properties fo:font-weight="bold" officeooo:rsid="0035ab17" style:font-weight-asian="bold" style:font-weight-complex="bold"/>
    </style:style>
    <style:style style:name="T7" style:family="text">
      <style:text-properties fo:font-weight="bold" officeooo:rsid="00432f13" style:font-weight-asian="bold" style:font-weight-complex="bold"/>
    </style:style>
    <style:style style:name="T8" style:family="text">
      <style:text-properties fo:font-weight="bold" officeooo:rsid="0044a121" style:font-weight-asian="bold" style:font-weight-complex="bold"/>
    </style:style>
    <style:style style:name="T9" style:family="text">
      <style:text-properties fo:font-weight="bold" officeooo:rsid="0045fa4b" style:font-weight-asian="bold" style:font-weight-complex="bold"/>
    </style:style>
    <style:style style:name="T10" style:family="text">
      <style:text-properties fo:font-weight="bold" officeooo:rsid="004b7538" style:font-weight-asian="bold" style:font-weight-complex="bold"/>
    </style:style>
    <style:style style:name="T11" style:family="text">
      <style:text-properties fo:font-weight="bold" officeooo:rsid="0050889f" style:font-weight-asian="bold" style:font-weight-complex="bold"/>
    </style:style>
    <style:style style:name="T12" style:family="text">
      <style:text-properties fo:font-weight="bold" officeooo:rsid="0051a5ca" style:font-weight-asian="bold" style:font-weight-complex="bold"/>
    </style:style>
    <style:style style:name="T13" style:family="text">
      <style:text-properties fo:font-weight="bold" officeooo:rsid="0053703d" style:font-weight-asian="bold" style:font-weight-complex="bold"/>
    </style:style>
    <style:style style:name="T14" style:family="text">
      <style:text-properties fo:font-weight="bold" officeooo:rsid="0054e48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48a893" style:font-weight-asian="normal" style:font-weight-complex="normal"/>
    </style:style>
    <style:style style:name="T17" style:family="text">
      <style:text-properties officeooo:rsid="00309916"/>
    </style:style>
    <style:style style:name="T18" style:family="text">
      <style:text-properties officeooo:rsid="00318698"/>
    </style:style>
    <style:style style:name="T19" style:family="text">
      <style:text-properties style:font-name="Liberation Serif1"/>
    </style:style>
    <style:style style:name="T20" style:family="text">
      <style:text-properties style:font-name="Liberation Serif1" officeooo:rsid="00432f13"/>
    </style:style>
    <style:style style:name="T21" style:family="text">
      <style:text-properties officeooo:rsid="0034e97b"/>
    </style:style>
    <style:style style:name="T22" style:family="text">
      <style:text-properties officeooo:rsid="0035ab17"/>
    </style:style>
    <style:style style:name="T23" style:family="text">
      <style:text-properties fo:font-style="italic" style:font-style-asian="italic" style:font-style-complex="italic"/>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officeooo:rsid="0039062d"/>
    </style:style>
    <style:style style:name="T30" style:family="text">
      <style:text-properties officeooo:rsid="003a9eb8"/>
    </style:style>
    <style:style style:name="T31" style:family="text">
      <style:text-properties officeooo:rsid="003c0190"/>
    </style:style>
    <style:style style:name="T32" style:family="text">
      <style:text-properties style:text-position="super 58%"/>
    </style:style>
    <style:style style:name="T33" style:family="text">
      <style:text-properties style:text-position="0% 100%"/>
    </style:style>
    <style:style style:name="T34" style:family="text">
      <style:text-properties style:text-position="0% 100%" officeooo:rsid="003db2b3"/>
    </style:style>
    <style:style style:name="T35" style:family="text">
      <style:text-properties style:text-position="0% 100%" officeooo:rsid="0016c887"/>
    </style:style>
    <style:style style:name="T36" style:family="text">
      <style:text-properties officeooo:rsid="003e78a1"/>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normal" style:font-weight-asian="normal" style:font-weight-complex="normal"/>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fo:font-weight="bold" officeooo:rsid="00190592" style:font-weight-asian="bold" style:font-weight-complex="bold"/>
    </style:style>
    <style:style style:name="T41" style:family="text">
      <style:text-properties style:text-underline-style="solid" style:text-underline-width="auto" style:text-underline-color="font-color" fo:font-weight="bold" officeooo:rsid="0016e1b3" style:font-weight-asian="bold" style:font-weight-complex="bold"/>
    </style:style>
    <style:style style:name="T42" style:family="text">
      <style:text-properties style:text-underline-style="solid" style:text-underline-width="auto" style:text-underline-color="font-color" fo:font-weight="bold" officeooo:rsid="0045fa4b" style:font-weight-asian="bold" style:font-weight-complex="bold"/>
    </style:style>
    <style:style style:name="T43" style:family="text">
      <style:text-properties style:text-underline-style="solid" style:text-underline-width="auto" style:text-underline-color="font-color" officeooo:rsid="0034e97b"/>
    </style:style>
    <style:style style:name="T44" style:family="text">
      <style:text-properties style:text-underline-style="none"/>
    </style:style>
    <style:style style:name="T45" style:family="text">
      <style:text-properties style:text-underline-style="none" fo:font-weight="bold" style:font-weight-asian="bold" style:font-weight-complex="bold"/>
    </style:style>
    <style:style style:name="T46" style:family="text">
      <style:text-properties style:text-underline-style="none" officeooo:rsid="0050889f"/>
    </style:style>
    <style:style style:name="T47" style:family="text">
      <style:text-properties officeooo:rsid="003ff5f7"/>
    </style:style>
    <style:style style:name="T48" style:family="text">
      <style:text-properties officeooo:rsid="00413088"/>
    </style:style>
    <style:style style:name="T49" style:family="text">
      <style:text-properties officeooo:rsid="00432f13"/>
    </style:style>
    <style:style style:name="T50" style:family="text">
      <style:text-properties style:font-name="Liberation Serif"/>
    </style:style>
    <style:style style:name="T51" style:family="text">
      <style:text-properties style:font-name="Liberation Serif" officeooo:rsid="00432f13"/>
    </style:style>
    <style:style style:name="T52" style:family="text">
      <style:text-properties officeooo:rsid="0044a121"/>
    </style:style>
    <style:style style:name="T53" style:family="text">
      <style:text-properties officeooo:rsid="0045fa4b"/>
    </style:style>
    <style:style style:name="T54" style:family="text">
      <style:text-properties officeooo:rsid="0014b0a2"/>
    </style:style>
    <style:style style:name="T55" style:family="text">
      <style:text-properties officeooo:rsid="0016892c"/>
    </style:style>
    <style:style style:name="T56" style:family="text">
      <style:text-properties officeooo:rsid="001796cd"/>
    </style:style>
    <style:style style:name="T57" style:family="text">
      <style:text-properties officeooo:rsid="0017cb99"/>
    </style:style>
    <style:style style:name="T58" style:family="text">
      <style:text-properties officeooo:rsid="0016e1b3"/>
    </style:style>
    <style:style style:name="T59" style:family="text">
      <style:text-properties officeooo:rsid="0048a893"/>
    </style:style>
    <style:style style:name="T60" style:family="text">
      <style:text-properties officeooo:rsid="00497de0"/>
    </style:style>
    <style:style style:name="T61" style:family="text">
      <style:text-properties officeooo:rsid="004b7538"/>
    </style:style>
    <style:style style:name="T62" style:family="text">
      <style:text-properties style:font-name="Courier 10 Pitch"/>
    </style:style>
    <style:style style:name="T63" style:family="text">
      <style:text-properties style:font-name="Courier 10 Pitch" officeooo:rsid="004b7538"/>
    </style:style>
    <style:style style:name="T64" style:family="text">
      <style:text-properties officeooo:rsid="004dc552"/>
    </style:style>
    <style:style style:name="T65" style:family="text">
      <style:text-properties officeooo:rsid="004e8660"/>
    </style:style>
    <style:style style:name="T66" style:family="text">
      <style:text-properties officeooo:rsid="00507a0b"/>
    </style:style>
    <style:style style:name="T67" style:family="text">
      <style:text-properties officeooo:rsid="0050889f"/>
    </style:style>
    <style:style style:name="T68" style:family="text">
      <style:text-properties officeooo:rsid="0050b656"/>
    </style:style>
    <style:style style:name="T69" style:family="text">
      <style:text-properties officeooo:rsid="0050ebb2"/>
    </style:style>
    <style:style style:name="T70" style:family="text">
      <style:text-properties officeooo:rsid="0053703d"/>
    </style:style>
    <style:style style:name="T71" style:family="text">
      <style:text-properties officeooo:rsid="0054e48c"/>
    </style:style>
    <style:style style:name="T72" style:family="text">
      <style:text-properties officeooo:rsid="0051954c"/>
    </style:style>
    <style:style style:name="T73" style:family="text">
      <style:text-properties officeooo:rsid="0054a2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Meataxe64 Version 1 manual</text:p>
      <text:p text:style-name="P83">R. A. Parker. <text:s/><text:span text:style-name="T69">6.</text:span>June<text:span text:style-name="T69">.</text:span>2016.</text:p>
      <text:p text:style-name="P83"/>
      <text:p text:style-name="P78">Introduction.</text:p>
      <text:p text:style-name="P14"/>
      <text:p text:style-name="P14"><text:span text:style-name="T29">The meataxe64 system is finally in a form where it can be used for simple meataxe work - multiply, nullspace and split</text:span>.<text:span text:style-name="T29"> <text:s/>It has taken a long time (work started in Dec 2011) and there is much still to do, but hopefully - despite its many shortcomings - useful work can be done with it. <text:s/>There are many new features.</text:span></text:p>
      <text:p text:style-name="P14"/>
      <text:p text:style-name="P29">Primarily it is a design for performance. <text:s/>By using multiple cores, cache-friendly algorithms, vector registers etc., meataxe64 runs many hundreds of times faster than previous versions. <text:s/>The difficulties of achieving this have taken me over four years to overcome, and the result is a system of substantial size and complexity.<text:span text:style-name="T31"> <text:s/>A program that has beend designed to run at the maximum possible speed I call a "Ninja" program, and it is astonishing how much more programming work is needed to produce a Ninja program compared to a simple one.</text:span></text:p>
      <text:p text:style-name="P29"/>
      <text:p text:style-name="P29">All the main meataxe64 files have a 128-bit checksum. <text:s/>This is primarily to check the integrity of the data - a program will fail if the checksum does not match - but also gives a <text:span text:style-name="T30">w</text:span>ay of checking that a file is what you think it is. <text:s/>It is intended also to enable critical program runs (those that prove theorems or end up in papers) to be repeated in detail after the event to ensure that no hardware errors occured. <text:s/>They are also zero-compressed, so that matrices that are sparse take up less disk space, and (perhaps more importantly) can be read and written faster.</text:p>
      <text:p text:style-name="P29"/>
      <text:p text:style-name="P29">The programs also produce a logfile. <text:s/>This is also useful to see what happened if you made a mistake, and also to assist with recovery from hardware faults.</text:p>
      <text:p text:style-name="P29"/>
      <text:p text:style-name="P52">All fields up to (but not including) 2<text:span text:style-name="T32">64</text:span><text:span text:style-name="T33"> are handled, but only mod 2 and 3 are build "Ninja". <text:s/>Nevertheless the system should not be disgracefully slow for any field in this range.</text:span></text:p>
      <text:p text:style-name="P29"/>
      <text:p text:style-name="P35">The field elements are all held in "standard" form - little-endian polynomials with the indeterminate replaced by p. <text:s/>The Conway polynomials are used throughout (there is a rather heroic switch statement in field.c that knows all the hard ones up to 2<text:span text:style-name="T32">64</text:span><text:span text:style-name="T33">).</text:span></text:p>
      <text:p text:style-name="P29"/>
      <text:p text:style-name="P35">The zero-compression, checksum and logfile are handled by an I/O module which the user may need to use if it is necessary to import/export matrices. <text:s/>It may need a bit of editing to get it to do what you want, but it shouldn't be too bad.</text:p>
      <text:p text:style-name="P29"/>
      <text:p text:style-name="P30">Most of the functions have not yet been written to run at "Ninja" speed - only two have. <text:s/>The first is matrix multiply (zmu) and the second (zpe) is to put a matrix into <text:soft-page-break/>"Negative Reduced Echelon Form". <text:s/>These are sufficient to do the main standard meataxe function of nullspace and split. <text:s/>The "invert" and "standard base" functions are not (as far as I know) readily done using zmu and zpe, but are available at slow speed suitable for small matrices, and these are key features that are intended for Version 2 - hopefully sometime in 2017.<text:span text:style-name="T64"> <text:s/>"Transpose" is also multi-core so pretty fast.</text:span></text:p>
      <text:p text:style-name="P30"/>
      <text:p text:style-name="P56">"A supercomputer is a device for turning a computer-bound problem into an I/O bound problem". <text:s/>In meataxe64, this is a design feature, in that once a program runs as fast as the input can be read and the output written to and from disk, I do not bother to try to speed it up further. <text:s/>Hence, for example, a very simplistic (stone-age) "add" program works faster than the disk, so has not been improved on. <text:s/>The advent of faster backing store (particularly Solid State "Disks" or SSDs) may require this to be re-evaluated in future, but at present I am happy with a program if it runs faster than "spinning rust". <text:s/>There are several programs in this category where faster methods are known, ready to be implemented if the need arises.</text:p>
      <text:p text:style-name="P32"/>
      <text:p text:style-name="P32"><text:span text:style-name="T33">The low-level routines are called the "HPMI" - the High Performance Meataxe Interface. <text:s/>This sacrifices all ease-of-use on the altar of performance. <text:s/>When multiplying A x B -&gt; C (the only function it does, at least at the moment), it starts by converting A and B into suitable formats (Afmt and Bfmt respectively) and expects the answer to come out in Cfmt</text:span><text:span text:style-name="T34">, so there</text:span><text:span text:style-name="T33"> are several conversion routines. <text:s/>I believe that this abstraction is suitable for other fields than 2 and 3, which is all that it is written for so far. <text:s/>The HPMI chops B into "bricks" of a size chosen by the HPMI - mod 2 a brick is 32 x 1024 and mod 3 it is 12 x 510. <text:s/>Grease is used (level 4 in both cases) and the main idea is to fit the greased brick into L1 cache. <text:s/>The number of rows of a block of matrix C is then not so fixed, and chosen so that it fits in L2 cache.</text:span></text:p>
      <text:p text:style-name="P32"/>
      <text:p text:style-name="P35">Multi-core programming is done using a (home grown) thread farm, which implements a job scheduling system keeping track of the memory objects as well as the jobs, so <text:span text:style-name="T64">is</text:span> responsible that a job is not started until its input memory objects are all available. <text:s/>There is also a priority for each job, and the next job started is the one with the lowest priority whose inputs are ready. <text:s/>Further control of the memory footprint is needed in some cases, and it is mainly for this reason that multiply can currently make no use of Strassen-Winograd methods - it would be slower to use them. <text:s/>I have learned a lot about this now, and propose to produce a rather better thread-farm for Version 2.<text:span text:style-name="T64"> <text:s/>Whether Strassen will then be a performance-enhancing method has yet to be seen.</text:span></text:p>
      <text:p text:style-name="P33"/>
      <text:p text:style-name="P30">The software is intended initially to be distributed on CD/DVD, but Jon Thackray has agreed to make it available on the net (Git/Sourceforge or something) in due course.</text:p>
      <text:p text:style-name="P30"/>
      <text:p text:style-name="P30">It runs on x86 hardware only (though it may be possible to run it on other machines with some porting effort) and uses a small amount of assembler in gcc-format. <text:s/>These routines are also available (GEN) in "c", but the assembler ones run faster. <text:s/>There are three assembler versions - NEH (Nehalem), PIL (Piledriver) and HAS (Haswell). <text:s/>The NEH version should work on any 64-bit x86 linux system (<text:span text:style-name="T64">strictly speaking a tiny number of</text:span> very early Intel 64-bit ones may not work). <text:s/>The HAS version uses <text:soft-page-break/>AVX-2, which has 256 bit registers rather than 128, so is substantially faster if AVX-2 is available. <text:s/>The PIL version was developed for the St. Andrews machines, which have instruction decode shared between two cores<text:span text:style-name="T64"> and a larger but slower L2 cache</text:span>. <text:s/>PIL is not expected to be widely used.</text:p>
      <text:p text:style-name="P30"/>
      <text:p text:style-name="P30">Before compiling it is also necessary to edit the "tuning.h" file to give the number of threads to be used, the amount of memory that should be used, and the<text:span text:style-name="T64"> maximum</text:span> number of "chops".<text:span text:style-name="T64"> <text:s/>These parameters are not uniformly used, though the number of threads should ideally be set to the number that can execute - more or less anyway.</text:span></text:p>
      <text:p text:style-name="P30"/>
      <text:p text:style-name="P31">I am well aware of many shortcomings of this release<text:span text:style-name="T31"> - h</text:span>ere are some <text:span text:style-name="T31">that I know about</text:span>.<text:span text:style-name="T31"> <text:s/></text:span><text:s/>Nevertheless I welcome feedback . . . <text:s/></text:p>
      <text:p text:style-name="P30"/>
      <text:p text:style-name="P30">There is no Ninja order, invert or standard base. <text:s/>Related to this is that there is no &lt;characteristic polynomial&gt; function at all, so the Holt/Rees trick cannot be used. <text:s/>There is no vector permute, and indeed condensation forms no part of meataxe64 as yet - you must make the matrices externally and then import them.<text:span text:style-name="T31"> <text:s/>There is no facility for computing indicators in characteristic 2, though in other characteristics there are non Ninja programs suitable.</text:span></text:p>
      <text:p text:style-name="P32"/>
      <text:p text:style-name="P35">There is also a small "library" of representations, taken from the Atlas of Group Representations. <text:s/>"meataxe" format matrices on that site can be imported simply by using zcv - things haven't changed much in thirty-eight years!</text:p>
      <text:p text:style-name="P35"/>
      <text:p text:style-name="P52">One question that some will want an answer to is . . . why is it so fast? <text:s/>I will try to answer that here.</text:p>
      <text:p text:style-name="P52"/>
      <text:p text:style-name="P52">Firstly, it uses multiple cores. <text:s/>With 64 cores one can naively hope for a 64-fold increase in speed, though anyone who has tried this will probably know that in practice, most algorithms to not "scale" well. <text:s/>The meataxe64 multiplication does scale well, and to achieve this, the key thing is to reduce the need to fetch and store to real memory. <text:s/>The usual reason that algorithms do not scale well is that they saturate the memory channels.</text:p>
      <text:p text:style-name="P52"/>
      <text:p text:style-name="P52">Secondly, <text:span text:style-name="T66">therefore, </text:span>it uses <text:span text:style-name="T65">L1 </text:span>cache effectively. <text:s/>To ensure that vectors fit into cache, it is necessary to chop them into little pieces so that lots of pieces can fit into cache. <text:s/>More specifically, meataxe64 chops vectors into 128-byte chunks (1024 columns mod 2, 510 columns mod 3) so that <text:span text:style-name="T65">128 chunks occupy 16K (128x128=16384). <text:s/>The system is designed so that 16K of L1 is expected, allowing for AMD chips (where L1 is 16K) and for Intel (where L1 is 32K, so that with hyperthreading, each hyperthread can use 16K).</text:span></text:p>
      <text:p text:style-name="P53">Mod 2, grease level four with 8 "slices" (16x8=128 chunks) uses this effectively. <text:s/>Mod 3 it is three slices (41x3=123 chunks - negation is free).</text:p>
      <text:p text:style-name="P53"/>
      <text:p text:style-name="P53">Thirdly it also uses L2 cache effectively. <text:s/>Mod 2, about 1024 rows are done with one "brick" - an L1 cache-full - before going on to the next brick down so that the same 1024x1024 block of the answer, so that fetches and stores of the answer data are not <text:soft-page-break/>too frequent either.</text:p>
      <text:p text:style-name="P53"/>
      <text:p text:style-name="P53">Fourthly it tries to use L3 cache effectively if there is any. <text:s/>Mod 2, about 3000 columns of matrix A are repeatedly used, occupying 384K of L3. <text:s/>In practice it seems that this is of little utility since the previous two effects (using L1 and L2) have reduced the memory bandwidth needs sufficiently that even without L3, the fetch of matrix A is not a big load.<text:span text:style-name="T66"> <text:s/>This may change over the longer term.</text:span></text:p>
      <text:p text:style-name="P53"/>
      <text:p text:style-name="P53">Fifthly, the matrices (C += A x B) are all converted into the ideal form before any of this is done. <text:s/>Matrix A is converted into a list of indices into the greased brick, matrix B and C are converted into 128 byte chunks. <text:s/>All three are shuffled around in memory so that all accesses are sequential.</text:p>
      <text:p text:style-name="P53"/>
      <text:p text:style-name="P53">With all these features, matrix multiplication is actually compute bound. <text:s/>It is therefore a huge win to use the 128-bit SSE-2 registers of NEH/PIL, and an even greater win to use the 256-bit AVX-2 registers of HAS.</text:p>
      <text:p text:style-name="P53"/>
      <text:p text:style-name="P53">Mod 3, the "logic 6" approach is used, whereby six logical operations (four XOR, two OR) are used to add two vectors of numbers at vector-register width. <text:s/>Mod 2, of course, XOR is used.</text:p>
      <text:p text:style-name="P53"/>
      <text:p text:style-name="P53">Another feature is that unpredictable branches are avoided. <text:s/>It is faster to add in a zero vector than to decide not to. <text:s/>Nevertheless sparsity is utilized. <text:s/>In matrix B, if a brick is entirely zero, the brick population routine notices and the multiply-and-add simply returns. <text:s/>For matrix A, if a single row has 32 (mod 2) or 12 (mod 3) consecutive zeros, this is noticed at conversion time, but using this requires no decision<text:span text:style-name="T66"> while multiplying</text:span> - instead of adding 1 to the pointer to a row of matrix C, the number to be added is fetched from the converted matrix A. <text:s/>Hence each 5-bytes of converted matrix A consists of one byte saying how many rows to move on, and four bytes specifying which 8 rows of matrix B are to be added in.</text:p>
      <text:p text:style-name="P53"/>
      <text:p text:style-name="P54">Finally, the "superscalar" nature of the machines is respected. <text:s/>Two or three vector operations (depending on the chip) can be executed every clock cycle provided that there are no dependency chains preventing it, and as each vector is 1024 bits, several vector registers are getting the same treatement at once, thereby eliminating any dependency chains that matter.</text:p>
      <text:p text:style-name="P35"/>
      <text:p text:style-name="P36">And what of the future? <text:s/>Are we nearing the performance limits? <text:s/>No - <text:span text:style-name="T66">I think </text:span>there is some way to go yet. <text:s/>Firstly, Intel will hopefully eventually bring out chips with AVX-512, which should at least double the speed. <text:s/>Furthermore, Logic-6 can be replaced by Logic-3 if the "Ternary Logic" instruction is fast enough. <text:s/>I am also aware that Strassen has yet to be used . . . it is hard, but hopefully not impossible to use this without damaging sparsity, memory-footprint, memory bandwidth usage and grease too much. <text:s/>In any case better stra<text:span text:style-name="T49">t</text:span>egies can give an immediate win.</text:p>
      <text:p text:style-name="P36"/>
      <text:p text:style-name="P36">I hope to produce a "Version 2" in due course (<text:span text:style-name="T64">29.1.</text:span>2017 is<text:span text:style-name="T64"> still</text:span> the plan) with more functionality, more fast fields, disk-based chopping etc. <text:s/>The list of things to do has <text:soft-page-break/>not, however, even been assembled yet.<text:span text:style-name="T66"> <text:s/>I am pessimistic that I will lay my hands on a working AVX-512 chip in that time, but maybe I'll be proved wrong.</text:span></text:p>
      <text:p text:style-name="P31"/>
      <text:p text:style-name="P32">This manual is intended to be printed on A4 with two manual pages to each sheet. <text:s/>That way an "opening" of the book can have all the related information together. <text:s/>Printed "as is" the text is suitable for those with poor eyesight, but is too large for most purposes.</text:p>
      <text:p text:style-name="P32"/>
      <text:p text:style-name="P69">Acknowledgements.</text:p>
      <text:p text:style-name="P36"/>
      <text:p text:style-name="P37"><text:span text:style-name="T49">The work was started during a visit to the </text:span>IEM <text:span text:style-name="T49">in </text:span>Essen<text:span text:style-name="T49"> in Feb 2012, where Reiner Staszewski taught me how to utilize multiple cores</text:span>.</text:p>
      <text:p text:style-name="P37"/>
      <text:p text:style-name="P43">Part of the work was funded from EPSRC grants EP/G055181/1 and EP/M02264/1<text:span text:style-name="T49">, during which time Stephen Linton materially assisted with several issues, and particularly the design of Gaussian Elimination chopped-up in both directions.</text:span></text:p>
      <text:p text:style-name="P36"/>
      <text:p text:style-name="P39">Part of the work was done during visits to<text:span text:style-name="T48"> </text:span>the RWTH Aachen University in 201<text:span text:style-name="T48">4-2016 </text:span>financed by the RTG 1632 of the DFG.<text:span text:style-name="T49"> <text:s/>It was during one of these that Frank L</text:span><text:span text:style-name="T20">ü</text:span><text:span text:style-name="T51">beck told me a better way to compute null-space.</text:span></text:p>
      <text:p text:style-name="P39"/>
      <text:p text:style-name="P49"><text:span text:style-name="T51">T</text:span><text:span text:style-name="T50">hanks are also due to Martin Albrecht, Tom Boothby, Klaus Lux and Max Neunh</text:span><text:span text:style-name="T19">ö</text:span><text:span text:style-name="T50">ffer for helpful discussions at various times.</text:span></text:p>
      <text:p text:style-name="P42"/>
      <text:p text:style-name="P44">Finally I must <text:span text:style-name="T60">particularly </text:span>thank Jon Thackray, who has encouraged and helped in so many ways over the years.</text:p>
      <text:p text:style-name="P32"/>
      <text:p text:style-name="P45"/>
      <text:p text:style-name="P99">Shell Scripts</text:p>
      <text:p text:style-name="P17"/>
      <text:p text:style-name="P70">Installation.</text:p>
      <text:p text:style-name="P74">First edit src/tuning.h to set the memory, number of threads and max-chop size.</text:p>
      <text:p text:style-name="P62">makl &lt;pcrit-<text:span text:style-name="T44">type</text:span>&gt;<text:span text:style-name="T15"> compile the meataxe64 subroutines. <text:s/>&lt;pcrit-type&gt; must be one of</text:span></text:p>
      <text:p text:style-name="P17"><text:s text:c="15"/>NEH (any modern x86) HAS (Haswell - needs AVX2) GEN ('c' version)</text:p>
      <text:p text:style-name="P17"><text:s text:c="15"/>PIL (tuned for AMD piledriver)<text:span text:style-name="T36">.</text:span></text:p>
      <text:p text:style-name="P62">compa<text:span text:style-name="T15"> <text:s/>compile all the meataxe64 programs. <text:s/>Needs makl to be run first.</text:span></text:p>
      <text:p text:style-name="P38">bash must be used for all shell-scripts shell-scripts.</text:p>
      <text:p text:style-name="P62"/>
      <text:p text:style-name="P70">Directories.</text:p>
      <text:p text:style-name="P38">The working directory should have as siblings the "bin" and "jif" directories, and also "src" if compilation is needed. <text:s/>It is usual to have the script "go" in that directory also, so that "source go" can be typed to set the environment variables suitably/ </text:p>
      <text:p text:style-name="P17"/>
      <text:p text:style-name="P17">In general, the current representation is held in a1, a2 (a3 . . .). <text:s/>Shell must be <text:span text:style-name="T1">bash</text:span>. <text:s/>Assumes "source go" typed first.</text:p>
      <text:p text:style-name="P17"/>
      <text:p text:style-name="P70">2-generator representations.</text:p>
      <text:p text:style-name="P38">Most of the shell-scripts (but not the programs, with a couple of minor exceptions) assume that the representation has two generators, called a1 and a2. <text:s/>All working files (except "logfile" begin with the letter a, which should therefore be avoided for representation names etc.</text:p>
      <text:p text:style-name="P62">grab &lt;group&gt;<text:span text:style-name="T15"> get a current representation from the library.</text:span></text:p>
      <text:p text:style-name="P62">e2 &lt;rep1&gt;<text:span text:style-name="T15"> take the skew-square of &lt;rep1&gt; and put in the current representation.</text:span></text:p>
      <text:p text:style-name="P62">e<text:span text:style-name="T47">3</text:span> &lt;rep1&gt;<text:span text:style-name="T15"> take the skew-square of &lt;rep1&gt; and put in the current representation.</text:span></text:p>
      <text:p text:style-name="P64">te &lt;rep1&gt; &lt;rep2&gt;<text:span text:style-name="T15"> to set the current representation to be the stated TEnsor product.</text:span></text:p>
      <text:p text:style-name="P17"><text:span text:style-name="T1">ff &lt;fno&gt;</text:span> compute the given fno from the current representation<text:span text:style-name="T47"> and make its NS</text:span></text:p>
      <text:p text:style-name="P64">sp<text:span text:style-name="T15"> attempt a SPlit with the top vector of the current NS.</text:span></text:p>
      <text:p text:style-name="P41"><text:s text:c="4"/>sub-rep ends up in rep = 's', quotient = 'q' so get them using lo</text:p>
      <text:p text:style-name="P64">lo &lt;rep&gt;<text:span text:style-name="T15"> LOad the named representation into the current representation.</text:span></text:p>
      <text:p text:style-name="P65">dl &lt;rep&gt;<text:span text:style-name="T15"> Dualize and load the named representation. <text:s/></text:span><text:span text:style-name="T38">Not Ninja</text:span><text:span text:style-name="T15">.</text:span></text:p>
      <text:p text:style-name="P64">st &lt;rep&gt;<text:span text:style-name="T15"> STore the current representation with the name &lt;rep&gt;</text:span></text:p>
      <text:p text:style-name="P64">ni<text:span text:style-name="T15"> Norton Irreducibility. <text:s/>Retry the last split transposed.</text:span></text:p>
      <text:p text:style-name="P66">tl<text:span text:style-name="T15"> Transpose and load. <text:s/>Needed to get the result of any split done by ni. <text:s/>See below.</text:span></text:p>
      <text:p text:style-name="P64">fp<text:span text:style-name="T15"> FingerPrint. <text:s/>Compute the nullity of all 30 fno elements</text:span></text:p>
      <text:p text:style-name="P64"><text:span text:style-name="T15">The following scripts ar </text:span><text:span text:style-name="T38">Not Ninja</text:span><text:span text:style-name="T15"> and should not be used on massive matrices.</text:span></text:p>
      <text:p text:style-name="P64">lor<text:span text:style-name="T15"> Lots Of Orders. <text:s/>Make about 30 group elements and compute their orders. <text:s/>There are comments in the script giving words for each.</text:span></text:p>
      <text:p text:style-name="P65">tt1<text:span text:style-name="T15"> Tzietse transformation. <text:s/>Replace a1 by a1.a2. STore first! <text:s/></text:span>tt2<text:span text:style-name="T15"> is a2=a1.a2</text:span></text:p>
      <text:p text:style-name="P64"/>
      <text:p text:style-name="P46">Several scripts also have a "small" version that uses simpler (Non-Ninja) methods. <text:s/>These are <text:span text:style-name="T1">ffs</text:span>, <text:span text:style-name="T1">sps</text:span>, <text:span text:style-name="T1">nis</text:span> and <text:span text:style-name="T1">fps</text:span>.</text:p>
      <text:p text:style-name="P46"/>
      <text:p text:style-name="P46"/>
      <text:p text:style-name="P46"/>
      <text:p text:style-name="P72"><text:soft-page-break/>Splitting and Norton Irreducibility.</text:p>
      <text:p text:style-name="P72"/>
      <text:p text:style-name="P72"><text:span text:style-name="T44">The </text:span><text:span text:style-name="T45">sp</text:span><text:span text:style-name="T44"> and </text:span><text:span text:style-name="T45">sps</text:span><text:span text:style-name="T44"> scripts take an optional numerical parameter - which vector to select from the nullspace. <text:s/>The default is zero (use the first vector) but others may be needed in some circumstances. <text:s/>See the documentation of "zsv" for more details as to what this number means.</text:span></text:p>
      <text:p text:style-name="P72"/>
      <text:p text:style-name="P77">In version 1, the sp (but not sps) script has a second optional parameter - how many times (default 15) is the space, starting with a single vector, to be multiplied by the generators before bothering with Gaussian Elimination. <text:s/>This is a kludge needed because I haven't written a pre-thrash program yet, and the "proper" spinning script is very inefficient, particularly at the start.</text:p>
      <text:p text:style-name="P72"/>
      <text:p text:style-name="P72"><text:span text:style-name="T44">To prove irreducibility, all the 1-spaces must be spun up, but additionally it is necessary to test the dual. <text:s/>This is done by simply using </text:span><text:span text:style-name="T45">ni</text:span><text:span text:style-name="T44"> (or </text:span><text:span text:style-name="T45">nis</text:span><text:span text:style-name="T44">) which has no optional parameters - the first vector is used, and the default 15 cycles before Gaussian is not just the default - it is fixed.</text:span></text:p>
      <text:p text:style-name="P72"/>
      <text:p text:style-name="P72"><text:span text:style-name="T44">If ni is used, the usual result is "Whole space", and the representation is irreducible. <text:s/>Sometime, though, the ni script succeeds in chopping</text:span><text:span text:style-name="T46"> and the user wishes to use this chop.</text:span></text:p>
      <text:p text:style-name="P72"/>
      <text:p text:style-name="P73"><text:span text:style-name="T46">T</text:span><text:span text:style-name="T44">he required commands are </text:span><text:span text:style-name="T45">tl tq</text:span><text:span text:style-name="T44">, to get the "quotient", or </text:span><text:span text:style-name="T45">tl ts</text:span><text:span text:style-name="T44">, to get the subspace. <text:s/>Tl is a "transpose load", transposing the representations back into the correct form. <text:s/>It should also be noticed that tq is the quotient in the transposed sense, so tl tq will get the action on a subspace of the original representation. <text:s/></text:span></text:p>
      <text:p text:style-name="P98">Program<text:span text:style-name="T17"> List</text:span></text:p>
      <text:p text:style-name="P9"/>
      <text:p text:style-name="P46">A 'D' in the first column indicates that further documentation is available in the next section. <text:s/>A '-' indicates that there is not.</text:p>
      <text:p text:style-name="P9"><text:span text:style-name="T4">- </text:span><text:span text:style-name="T1">zad &lt;m1&gt; &lt;m2&gt; &lt;m3&gt;</text:span> add m1 and m2 and put the result in m3</text:p>
      <text:p text:style-name="P10"><text:span text:style-name="T4">- </text:span><text:span text:style-name="T1">z</text:span><text:span text:style-name="T2">as</text:span><text:span text:style-name="T1"> &lt;m</text:span><text:span text:style-name="T2">-prefix</text:span><text:span text:style-name="T1">&gt; </text:span><text:span text:style-name="T2">#chops</text:span> a<text:span text:style-name="T17">ssemble matrix from chopped form.</text:span></text:p>
      <text:p text:style-name="P10"><text:span text:style-name="T4">- </text:span><text:span text:style-name="T1">z</text:span><text:span text:style-name="T2">bc</text:span><text:span text:style-name="T1"> &lt;</text:span><text:span text:style-name="T2">bsin</text:span><text:span text:style-name="T1">&gt; &lt;</text:span><text:span text:style-name="T2">msout</text:span><text:span text:style-name="T1">&gt;</text:span> <text:span text:style-name="T17">complement bit string.</text:span></text:p>
      <text:p text:style-name="P10"><text:span text:style-name="T4">- </text:span><text:span text:style-name="T1">z</text:span><text:span text:style-name="T2">ch</text:span><text:span text:style-name="T1"> &lt;m</text:span><text:span text:style-name="T2">-prefix</text:span><text:span text:style-name="T1">&gt; </text:span><text:span text:style-name="T2">#chops</text:span> <text:span text:style-name="T17">chop matrix into parts in both directions.</text:span></text:p>
      <text:p text:style-name="P10"><text:span text:style-name="T4">- </text:span><text:span text:style-name="T1">z</text:span><text:span text:style-name="T2">cn</text:span><text:span text:style-name="T1"> </text:span><text:span text:style-name="T2">&lt;m1&gt;</text:span><text:span text:style-name="T1"> &lt;m2&gt; </text:span><text:span text:style-name="T2">. . . </text:span><text:span text:style-name="T1">&lt;m</text:span><text:span text:style-name="T2">N</text:span><text:span text:style-name="T1">&gt;</text:span><text:span text:style-name="T2"> &lt;mout&gt;</text:span> <text:span text:style-name="T17">concatenate rows of matrices.</text:span></text:p>
      <text:p text:style-name="P10"><text:span text:style-name="T4">- </text:span><text:span text:style-name="T1">z</text:span><text:span text:style-name="T2">cr</text:span><text:span text:style-name="T1"> &lt;</text:span><text:span text:style-name="T2">bs</text:span><text:span text:style-name="T1">&gt; &lt;m</text:span><text:span text:style-name="T2">set</text:span><text:span text:style-name="T1">&gt; &lt;m</text:span><text:span text:style-name="T2">unset</text:span><text:span text:style-name="T1">&gt;</text:span><text:span text:style-name="T2"> &lt;mout&gt;</text:span> <text:span text:style-name="T17">Column riffle.</text:span></text:p>
      <text:p text:style-name="P10"><text:span text:style-name="T9">D </text:span><text:span text:style-name="T1">z</text:span><text:span text:style-name="T2">cv</text:span><text:span text:style-name="T1"> &lt;m1&gt; &lt;</text:span><text:span text:style-name="T2"> text</text:span> <text:span text:style-name="T17">convert text into internal format matrix or permutation.</text:span></text:p>
      <text:p text:style-name="P10"><text:span text:style-name="T4">- </text:span><text:span text:style-name="T1">z</text:span><text:span text:style-name="T2">cx</text:span><text:span text:style-name="T1"> &lt;</text:span><text:span text:style-name="T2">bs</text:span><text:span text:style-name="T1">&gt; &lt;m&gt; &lt;m</text:span><text:span text:style-name="T2">sel</text:span><text:span text:style-name="T1">&gt;</text:span><text:span text:style-name="T2"> &lt;mnonsel&gt;</text:span> <text:span text:style-name="T17">separate columns into two matrices.</text:span></text:p>
      <text:p text:style-name="P10"><text:span text:style-name="T4">- </text:span><text:span text:style-name="T1">z</text:span><text:span text:style-name="T2">de</text:span><text:span text:style-name="T1"> &lt;m&gt;</text:span> <text:span text:style-name="T17">print the determinant of matrix m. <text:s/>Not Ninja.</text:span></text:p>
      <text:p text:style-name="P10"><text:span text:style-name="T4">- </text:span><text:span text:style-name="T1">z</text:span><text:span text:style-name="T3">e2 </text:span><text:span text:style-name="T1">&lt;m1&gt; &lt;m2&gt;</text:span> <text:span text:style-name="T18">Exterior (skew) square m1 into m2</text:span></text:p>
      <text:p text:style-name="P11"><text:span text:style-name="T4">- </text:span><text:span text:style-name="T1">z</text:span><text:span text:style-name="T3">e3 </text:span><text:span text:style-name="T1">&lt;m1&gt; &lt;m2&gt;</text:span> <text:span text:style-name="T18">Exterior (skew) cube m1 into m2</text:span></text:p>
      <text:p text:style-name="P10"><text:span text:style-name="T4">- </text:span><text:span text:style-name="T1">z</text:span><text:span text:style-name="T3">ec</text:span><text:span text:style-name="T1"> &lt;</text:span><text:span text:style-name="T3">m</text:span><text:span text:style-name="T1">&gt; &lt;</text:span><text:span text:style-name="T3">rs</text:span><text:span text:style-name="T1">&gt;</text:span><text:span text:style-name="T3"> &lt;cs&gt; &lt;mult&gt; &lt;cleaner&gt; &lt;remnant&gt;</text:span><text:span text:style-name="T1"> </text:span><text:s/><text:span text:style-name="T18">Echelize Not Ninja.</text:span></text:p>
      <text:p text:style-name="P12"><text:span text:style-name="T4">- </text:span><text:span text:style-name="T1">z</text:span><text:span text:style-name="T3">e</text:span><text:span text:style-name="T5">x</text:span><text:span text:style-name="T3"> </text:span><text:span text:style-name="T1">&lt;</text:span><text:span text:style-name="T5">bs</text:span><text:span text:style-name="T1">&gt; &lt;</text:span><text:span text:style-name="T5">remnant</text:span><text:span text:style-name="T1">&gt;</text:span><text:span text:style-name="T5"> &lt;mout</text:span><text:span text:style-name="T12">&gt;</text:span><text:span text:style-name="T5">.</text:span> <text:span text:style-name="T21">Make explicit echelon form matrix</text:span></text:p>
      <text:p text:style-name="P12"><text:span text:style-name="T4">- </text:span><text:span text:style-name="T1">z</text:span><text:span text:style-name="T5">ga</text:span><text:span text:style-name="T3"> </text:span><text:span text:style-name="T1">&lt;</text:span><text:span text:style-name="T5">mprefix</text:span><text:span text:style-name="T1">&gt; </text:span><text:span text:style-name="T5">#gens elntno.</text:span> <text:span text:style-name="T21">Make "standard" group-algebra element (#gens=2)</text:span></text:p>
      <text:p text:style-name="P13"><text:span text:style-name="T4">- </text:span><text:span text:style-name="T1">z</text:span><text:span text:style-name="T6">iv</text:span><text:span text:style-name="T3"> </text:span><text:span text:style-name="T1">&lt;m1&gt; &lt;m2&gt;</text:span> <text:span text:style-name="T22">Invert matrix m1 into m2. <text:s/>Not Ninja.</text:span></text:p>
      <text:p text:style-name="P12"><text:span text:style-name="T5">D</text:span><text:span text:style-name="T4"> </text:span><text:span text:style-name="T1">z</text:span><text:span text:style-name="T5">mu</text:span><text:span text:style-name="T3"> </text:span><text:span text:style-name="T1">&lt;m1&gt; &lt;m2&gt;</text:span><text:span text:style-name="T5"> &lt;m3&gt;</text:span> <text:span text:style-name="T21">Multiply m1 by m2, result in m3</text:span></text:p>
      <text:p text:style-name="P12"><text:span text:style-name="T4">- </text:span><text:span text:style-name="T1">z</text:span><text:span text:style-name="T5">ng</text:span><text:span text:style-name="T3"> </text:span><text:span text:style-name="T1">&lt;m1&gt; &lt;m2&gt;</text:span> <text:span text:style-name="T21">negate the matrix m1 and put the result into m2.</text:span></text:p>
      <text:p text:style-name="P12"><text:span text:style-name="T4">- </text:span><text:span text:style-name="T1">z</text:span><text:span text:style-name="T5">nu</text:span><text:span text:style-name="T3"> </text:span><text:span text:style-name="T1">&lt;m1&gt; &lt;m2&gt;</text:span> <text:span text:style-name="T21">compute the (row) nullspace of m1 in m2. <text:s/>Not Ninja.</text:span></text:p>
      <text:p text:style-name="P12"><text:span text:style-name="T4">- </text:span><text:span text:style-name="T1">z</text:span><text:span text:style-name="T5">or</text:span><text:span text:style-name="T3"> </text:span><text:span text:style-name="T1">&lt;m1&gt;</text:span> <text:span text:style-name="T21">Compute and print the order of m1. <text:s/>Not Ninja.</text:span></text:p>
      <text:p text:style-name="P12"><text:span text:style-name="T6">D</text:span><text:span text:style-name="T4"> </text:span><text:span text:style-name="T1">z</text:span><text:span text:style-name="T5">pc</text:span><text:span text:style-name="T3"> </text:span><text:span text:style-name="T1">&lt;</text:span><text:span text:style-name="T5">bs1</text:span><text:span text:style-name="T1">&gt; &lt;</text:span><text:span text:style-name="T5">bs2</text:span><text:span text:style-name="T1">&gt;</text:span><text:span text:style-name="T5"> &lt;bsc&gt; &lt;rif&gt;</text:span> <text:span text:style-name="T21">Pivot combine.</text:span></text:p>
      <text:p text:style-name="P12"><text:span text:style-name="T5">D</text:span><text:span text:style-name="T4"> </text:span><text:span text:style-name="T5">zpe</text:span><text:span text:style-name="T3"> </text:span><text:span text:style-name="T1">&lt;m1&gt; &lt;</text:span><text:span text:style-name="T5">bs&gt; &lt;remnant&gt;</text:span> <text:span text:style-name="T21">Put a matrix into (negative reduced) echelon form.</text:span></text:p>
      <text:p text:style-name="P12"><text:span text:style-name="T4">- </text:span><text:span text:style-name="T1">z</text:span><text:span text:style-name="T5">piv</text:span><text:span text:style-name="T3"> </text:span><text:span text:style-name="T1">&lt;</text:span><text:span text:style-name="T5">p</text:span><text:span text:style-name="T1">1&gt; &lt;</text:span><text:span text:style-name="T5">p</text:span><text:span text:style-name="T1">2&gt;</text:span> <text:span text:style-name="T21">Permutation invert p1 into p2.</text:span></text:p>
      <text:p text:style-name="P13"><text:span text:style-name="T4">- </text:span><text:span text:style-name="T1">z</text:span><text:span text:style-name="T5">p</text:span><text:span text:style-name="T6">mu</text:span><text:span text:style-name="T3"> </text:span><text:span text:style-name="T1">&lt;</text:span><text:span text:style-name="T5">p</text:span><text:span text:style-name="T1">1&gt; &lt;</text:span><text:span text:style-name="T5">p</text:span><text:span text:style-name="T1">2&gt;</text:span><text:span text:style-name="T6"> &lt;p3&gt;</text:span> <text:span text:style-name="T21">Permutation multiply p1 x p2, result in p3.</text:span></text:p>
      <text:p text:style-name="P13"><text:span text:style-name="T4">- </text:span><text:span text:style-name="T1">z</text:span><text:span text:style-name="T5">p</text:span><text:span text:style-name="T6">or</text:span><text:span text:style-name="T3"> </text:span><text:span text:style-name="T1">&lt;</text:span><text:span text:style-name="T5">p</text:span><text:span text:style-name="T1">1&gt;</text:span> <text:span text:style-name="T21">Print the order of permutation p1.</text:span></text:p>
      <text:p text:style-name="P13"><text:span text:style-name="T9">D</text:span><text:span text:style-name="T4"> </text:span><text:span text:style-name="T1">z</text:span><text:span text:style-name="T5">p</text:span><text:span text:style-name="T6">r</text:span><text:span text:style-name="T3"> </text:span><text:span text:style-name="T1">&lt;</text:span><text:span text:style-name="T6">m</text:span><text:span text:style-name="T1">1&gt; </text:span><text:span text:style-name="T6">&gt; text</text:span><text:span text:style-name="T21"> Convert internal format to "standard" meataxe text form.</text:span></text:p>
      <text:p text:style-name="P15"><text:span text:style-name="T4">- </text:span><text:span text:style-name="T1">z</text:span><text:span text:style-name="T5">p</text:span><text:span text:style-name="T7">te</text:span><text:span text:style-name="T3"> </text:span><text:span text:style-name="T1">&lt;</text:span><text:span text:style-name="T5">p</text:span><text:span text:style-name="T1">1&gt;</text:span><text:span text:style-name="T7"> &lt;p2&gt; &lt;pe&gt;</text:span> <text:span text:style-name="T49">Tensor product of two permutations.</text:span></text:p>
      <text:p text:style-name="P15"><text:span text:style-name="T4">- </text:span><text:span text:style-name="T1">z</text:span><text:span text:style-name="T7">rd</text:span><text:span text:style-name="T3"> </text:span><text:span text:style-name="T1">&lt;</text:span><text:span text:style-name="T7">m</text:span><text:span text:style-name="T1">1&gt;</text:span><text:span text:style-name="T7"> &lt;field&gt; &lt;rows&gt; &lt;cols&gt; &lt;seed&gt;</text:span> <text:span text:style-name="T49">Generate pseudo-random matrix.</text:span></text:p>
      <text:p text:style-name="P15"><text:span text:style-name="T4">- </text:span><text:span text:style-name="T1">z</text:span><text:span text:style-name="T8">rn</text:span><text:span text:style-name="T3"> </text:span><text:span text:style-name="T1">&lt;</text:span><text:span text:style-name="T8">m</text:span><text:span text:style-name="T1">1&gt;</text:span> <text:span text:style-name="T21">Print the rank of matrix m1. <text:s/>Deprecated at present - use zpe</text:span></text:p>
      <text:p text:style-name="P15"><text:span text:style-name="T4">- </text:span><text:span text:style-name="T1">z</text:span><text:span text:style-name="T8">rr</text:span><text:span text:style-name="T3"> </text:span><text:span text:style-name="T1">&lt;</text:span><text:span text:style-name="T8">bs</text:span><text:span text:style-name="T1">&gt;</text:span><text:span text:style-name="T8"> &lt;m1&gt; &lt;m0&gt; &lt;m&gt;</text:span> <text:span text:style-name="T52">Riffle rows of m1 and m2 according to bs.</text:span></text:p>
      <text:p text:style-name="P15"><text:span text:style-name="T4">- </text:span><text:span text:style-name="T1">z</text:span><text:span text:style-name="T8">rx</text:span><text:span text:style-name="T3"> </text:span><text:span text:style-name="T1">&lt;</text:span><text:span text:style-name="T8">bs</text:span><text:span text:style-name="T1">&gt;</text:span><text:span text:style-name="T8"> &lt;m&gt; &lt;m1&gt; &lt;m0&gt;</text:span> <text:span text:style-name="T52">Extract (unriffle) the rows of m acccording to bs.</text:span></text:p>
      <text:p text:style-name="P15"><text:span text:style-name="T4">- </text:span><text:span text:style-name="T1">z</text:span><text:span text:style-name="T8">sb</text:span><text:span text:style-name="T3"> </text:span><text:span text:style-name="T1">&lt;</text:span><text:span text:style-name="T8">vec</text:span><text:span text:style-name="T1">&gt;</text:span><text:span text:style-name="T8"> &lt;mpfx&gt; #gens &lt;m&gt;</text:span> <text:span text:style-name="T52">Standard base. <text:s/>Not Ninja.</text:span></text:p>
      <text:p text:style-name="P16"><text:span text:style-name="T4">- </text:span><text:span text:style-name="T1">z</text:span><text:span text:style-name="T8">sp</text:span><text:span text:style-name="T3"> </text:span><text:span text:style-name="T1">&lt;</text:span><text:span text:style-name="T8">vec</text:span><text:span text:style-name="T1">&gt;</text:span><text:span text:style-name="T8"> &lt;mpfx&gt; #gens &lt;spfx&gt; &lt;qpfx&gt;</text:span> <text:span text:style-name="T52">Split. Not Ninja.</text:span></text:p>
      <text:p text:style-name="P16"><text:span text:style-name="T4">- </text:span><text:span text:style-name="T1">z</text:span><text:span text:style-name="T8">ss</text:span><text:span text:style-name="T3"> </text:span><text:span text:style-name="T1">&lt;</text:span><text:span text:style-name="T8">m1</text:span><text:span text:style-name="T1">&gt;</text:span><text:span text:style-name="T8"> &lt;scalar&gt; &lt;m2&gt;</text:span> <text:span text:style-name="T52">Subtract Scalar from m1 into m2.</text:span></text:p>
      <text:p text:style-name="P16"><text:span text:style-name="T10">D</text:span><text:span text:style-name="T4"> </text:span><text:span text:style-name="T1">z</text:span><text:span text:style-name="T8">sv</text:span><text:span text:style-name="T3"> </text:span><text:span text:style-name="T1">&lt;</text:span><text:span text:style-name="T8">m</text:span><text:span text:style-name="T1">&gt;</text:span><text:span text:style-name="T8"> &lt;vecno&gt; &lt;v&gt;</text:span> <text:span text:style-name="T52">Select Vector. 1-spaces numbered from 0.</text:span></text:p>
      <text:p text:style-name="P16"><text:span text:style-name="T4">- </text:span><text:span text:style-name="T1">z</text:span><text:span text:style-name="T8">tc</text:span><text:span text:style-name="T3"> </text:span><text:span text:style-name="T1">&lt;</text:span><text:span text:style-name="T8">m</text:span><text:span text:style-name="T1">&gt;</text:span> <text:span text:style-name="T52">Print Trace of matrix m.</text:span></text:p>
      <text:p text:style-name="P16"><text:span text:style-name="T4">- </text:span><text:span text:style-name="T1">z</text:span><text:span text:style-name="T8">te</text:span><text:span text:style-name="T3"> </text:span><text:span text:style-name="T1">&lt;</text:span><text:span text:style-name="T8">m1</text:span><text:span text:style-name="T1">&gt;</text:span><text:span text:style-name="T8"> &lt;m2&gt; &lt;m&gt;</text:span> <text:span text:style-name="T52">Tensor product of m1 and m2 into m.</text:span></text:p>
      <text:p text:style-name="P16"><text:span text:style-name="T4">- </text:span><text:span text:style-name="T1">z</text:span><text:span text:style-name="T8">tr</text:span><text:span text:style-name="T3"> </text:span><text:span text:style-name="T1">&lt;</text:span><text:span text:style-name="T8">m1</text:span><text:span text:style-name="T1">&gt;</text:span><text:span text:style-name="T8"> &lt;m2&gt;</text:span> <text:span text:style-name="T52">Transpose m1 into m2. <text:s/>Multicore version available.</text:span></text:p>
      <text:p text:style-name="P17"><text:span text:style-name="T9">D</text:span><text:span text:style-name="T4"> </text:span><text:span text:style-name="T1">z</text:span><text:span text:style-name="T9">ut</text:span><text:span text:style-name="T3"> </text:span><text:span text:style-name="T1">&lt;</text:span><text:span text:style-name="T9">option</text:span><text:span text:style-name="T1">&gt;</text:span><text:span text:style-name="T9"> . . . further parameters</text:span><text:span text:style-name="T52"> Utility program.</text:span></text:p>
      <text:p text:style-name="P34"/>
      <text:p text:style-name="P10"/>
      <text:p text:style-name="P10"/>
      <text:p text:style-name="P10"/>
      <text:p text:style-name="P79"><text:soft-page-break/>Library of representations</text:p>
      <text:p text:style-name="P20"/>
      <text:p text:style-name="P55">The library of representations is not intended to replace the Atlas Website, (from which these permutations were obtained!) but merely intended to enable the newbie user to start playing quickly. <text:s/>The representations are all permution representations so that the field order can be chosen at "grab" time.</text:p>
      <text:p text:style-name="P55"/>
      <text:p text:style-name="P55">The general syntax is </text:p>
      <text:p text:style-name="P55"/>
      <text:p text:style-name="P55">grab &lt;groupname&gt; &lt;fieldorder&gt;</text:p>
      <text:p text:style-name="P55"/>
      <text:p text:style-name="P55">The field order defaults to 2 if omitted.</text:p>
      <text:p text:style-name="P55"/>
      <text:p text:style-name="P20">grab <text:span text:style-name="T11">co3</text:span> - <text:span text:style-name="T67">M</text:span>atrices for permutations on 2<text:span text:style-name="T67">76</text:span> points<text:span text:style-name="T67"> generating Conway-3</text:span>.</text:p>
      <text:p text:style-name="P20">grab <text:span text:style-name="T11">he</text:span> - <text:span text:style-name="T67">M</text:span>atrices for permutations on 2<text:span text:style-name="T67">058</text:span> points<text:span text:style-name="T67"> generating the Held group</text:span>.</text:p>
      <text:p text:style-name="P20">grab <text:span text:style-name="T11">hs</text:span> - <text:span text:style-name="T67">M</text:span>atrices for permutations on <text:span text:style-name="T67">100</text:span> points<text:span text:style-name="T67"> generating Higman-Sims</text:span>.</text:p>
      <text:p text:style-name="P20">grab <text:span text:style-name="T11">j1</text:span> - <text:span text:style-name="T67">M</text:span>atrices for permutations on 2<text:span text:style-name="T67">66</text:span> points<text:span text:style-name="T67"> generating Janko's first group</text:span>.</text:p>
      <text:p text:style-name="P20">grab <text:span text:style-name="T11">j2</text:span> - <text:span text:style-name="T67">M</text:span>atrices for permutations on <text:span text:style-name="T67">100</text:span> points<text:span text:style-name="T67"> generating Janko's second group</text:span>.</text:p>
      <text:p text:style-name="P20">grab <text:span text:style-name="T11">j3</text:span> - <text:span text:style-name="T67">M</text:span>atrices for permutations on <text:span text:style-name="T67">6156</text:span> points<text:span text:style-name="T67"> generating Janko's third group</text:span>.</text:p>
      <text:p text:style-name="P20">grab <text:span text:style-name="T1">m24</text:span> - <text:span text:style-name="T67">M</text:span>atrices for permutations on 24 points<text:span text:style-name="T67"> generating Mathieu-24</text:span>.</text:p>
      <text:p text:style-name="P20">grab <text:span text:style-name="T11">mcl</text:span> - <text:span text:style-name="T67">M</text:span>atrices for permutations on 2<text:span text:style-name="T67">75</text:span> points<text:span text:style-name="T67"> generating McLaughlin</text:span>.</text:p>
      <text:p text:style-name="P20"/>
      <text:p text:style-name="P103">Gaussian Elimination.</text:p>
      <text:p text:style-name="P21"/>
      <text:p text:style-name="P57">One of the biggest challenges for meataxe64, hopefully now overcome, was to produce a Gaussian Elimination that chopped up the matrix in both directions. <text:s/>Several principles gradually emerged during the long gestation of this idea, and it seems best to start with the.</text:p>
      <text:p text:style-name="P57"/>
      <text:p text:style-name="P57">Firstly, the main (cubic complexity) work consists of taking some <text:span text:style-name="T1">pivotal columns</text:span> and adding multiples of the rows containing the pivots to the other rows to make these pivotal columns zero. <text:s/>This is a matrix mutlipy-and-add operation. <text:s/>Here is an example of the situation I am considering.</text:p>
      <text:p text:style-name="P57"/>
      <text:p text:style-name="P89"><text:s/>-1 <text:s/>0 <text:s/>0 <text:s/>4 <text:s/>1 <text:s/>2</text:p>
      <text:p text:style-name="P89"><text:s text:c="2"/>0 -1 <text:s/>0 <text:s/>3 <text:s/>2 <text:s/>1</text:p>
      <text:p text:style-name="P89"><text:s text:c="2"/>0 <text:s/>0 -1 <text:s/>2 <text:s/>2 <text:s/>3</text:p>
      <text:p text:style-name="P89"><text:s text:c="2"/>2 <text:s/>3 <text:s/>2 <text:s/>1 <text:s/>4 <text:s/>2</text:p>
      <text:p text:style-name="P89"><text:s text:c="2"/>2 <text:s/>1 <text:s/>2 <text:s/>2 <text:s/>3 <text:s/>5</text:p>
      <text:p text:style-name="P89"><text:s text:c="2"/>1 <text:s/>2 <text:s/>4 <text:s/>2 <text:s/>2 <text:s/>1</text:p>
      <text:p text:style-name="P57"/>
      <text:p text:style-name="P57">The top-left of the matrix has been put into negative reduced echelon form<text:span text:style-name="T70"> (</text:span><text:span text:style-name="T13">NREF</text:span><text:span text:style-name="T70">)</text:span>, and our aim now is to add multiples of the top three rows to the bottom three rows so that the first three columns are entirely zero in those last three rows.</text:p>
      <text:p text:style-name="P57"/>
      <text:p text:style-name="P57">The reader should pause at this point, until it is clear that the required operation is . . .</text:p>
      <text:p text:style-name="P57"/>
      <text:p text:style-name="P89"><text:s text:c="2"/>1 <text:s/>4 <text:s/>2 <text:s text:c="8"/>2 <text:s/>3 <text:s/>2 <text:s text:c="6"/>4 <text:s/>1 <text:s/>2</text:p>
      <text:p text:style-name="P89"><text:s text:c="2"/>2 <text:s/>3 <text:s/>5 <text:s text:c="2"/>+ = <text:s text:c="2"/>2 <text:s/>1 <text:s/>2 <text:s text:c="2"/>X <text:s text:c="2"/>3 <text:s/>2 <text:s/>1</text:p>
      <text:p text:style-name="P89"><text:s text:c="2"/>2 <text:s/>2 <text:s/>1 <text:s text:c="8"/>1 <text:s/>2 <text:s/>4 <text:s text:c="6"/>2 <text:s/>2 <text:s/>3</text:p>
      <text:p text:style-name="P57"/>
      <text:p text:style-name="P57">To put this a different way, our aim is to utilize the power of meataxe64 matrix multiplication to do Gaussian elimination at high speed. <text:s/>By chopping the matrix into N parts - more than the two shown above - the process of putting each row (as its turn comes) into Negative Reduced Echelon Form becomes of (performance) importance that diminishes with increasing N.</text:p>
      <text:p text:style-name="P57"/>
      <text:p text:style-name="P58">We wish to chop the matrix up into columns in a "hard" fashion, so that the columns can be dealt with (subject to dependencies on previous operations) independently, and there is no guarantee that initial top left matrix is non-singular, or indeed even square. <text:s/>What is the operation required on the top-left matrix?</text:p>
      <text:p text:style-name="P58"/>
      <text:p text:style-name="P58">As I see it, it is to choose a set of rows and a set of columns such that the resulting square matrix <text:span text:style-name="T1">is</text:span> non-singular, and has the same rank as the input matrix. <text:s/>We then need to calculate, in addition to giving which rows and columns we selected, the following three matrices.</text:p>
      <text:p text:style-name="P58"/>
      <text:p text:style-name="P58"><text:soft-page-break/>1. <text:s/>The <text:span text:style-name="T1">multiplier</text:span><text:span text:style-name="T14"> M</text:span>. <text:s/>This is the negative of the inverse of this square matrix on the selected pivotal rows and columns, and gives a matrix by which all the other matrices of selected rows from the top row of blocks must be multiplied.</text:p>
      <text:p text:style-name="P58"/>
      <text:p text:style-name="P58">2. <text:s/>The <text:span text:style-name="T1">cleaner</text:span><text:span text:style-name="T14"> C</text:span>. <text:s/>This is the matrix by which the (original) selected rows must be multipled to add to the non-selected rows to complete the "mimic" operation on the top row of blocks - to do the same row operations as was done in the top-left matrix.</text:p>
      <text:p text:style-name="P58"/>
      <text:p text:style-name="P58">3. <text:s/>The <text:span text:style-name="T1">remnant</text:span><text:span text:style-name="T14"> R</text:span>. <text:s/>This consists of the matrix of the non-selected columns on the selected rows - the only part of the matrix needed after it has been put into NREF.</text:p>
      <text:p text:style-name="P58"/>
      <text:p text:style-name="P59">Perhaps a diagram will help. <text:s/>We use bit-strings indexed by the rows and the columns of the original matrix to indicate whether they are or are not selected pivotal rows/columns, and we require (as part of the definition of NREF) that the -1 entries occur in the same order for both rows and columns - there is a pivota<text:span text:style-name="T71">l</text:span> -1 in the ith column of the <text:span text:style-name="T71">i</text:span>th row<text:span text:style-name="T71"> after bringing the pivotal rows and columns to the top/front. <text:s/>In fact we imagine separating out the pivotal rows and columns into separate matrices first. <text:s/>After separating them we get . . .</text:span></text:p>
      <text:p text:style-name="P59"/>
      <text:p text:style-name="P90"><text:s text:c="2"/>M <text:s text:c="2"/>0 <text:s text:c="11"/>U <text:s text:c="3"/>V <text:s text:c="10"/>-1 <text:s text:c="2"/>R</text:p>
      <text:p text:style-name="P90"><text:s text:c="13"/>x <text:s text:c="16"/>= <text:s text:c="3"/></text:p>
      <text:p text:style-name="P90"><text:s text:c="2"/>C <text:s text:c="2"/>1 <text:s text:c="11"/>W <text:s text:c="3"/>X <text:s text:c="11"/>0 <text:s text:c="2"/>0</text:p>
      <text:p text:style-name="P59"/>
      <text:p text:style-name="P60">We can them mimic this along the row of blocks by using the bit-string to divide the matrix horizontally into two (S-selected and N-nonselected), and then multiplying by the left-hand matrix thus.</text:p>
      <text:p text:style-name="P60"/>
      <text:p text:style-name="P90"><text:s text:c="2"/>M <text:s text:c="2"/>0 <text:s text:c="11"/>S <text:s text:c="9"/>R'</text:p>
      <text:p text:style-name="P90"><text:s text:c="13"/>x <text:s text:c="9"/>=</text:p>
      <text:p text:style-name="P90"><text:s text:c="2"/>C <text:s text:c="2"/>1 <text:s text:c="11"/>N <text:s text:c="9"/>N'</text:p>
      <text:p text:style-name="P60"/>
      <text:p text:style-name="P60">where R' is the continuation of the remnant, and N' is the continuation of the zeros in the bottom part of the rows, to be subjected to the echelization process when its turn (along the row) comes around.</text:p>
      <text:p text:style-name="P60"/>
      <text:p text:style-name="P61">Turning now to the operation down the first column, our first step is the "Column Extraction" - separating the columns into selected and non-selected according to the column bit-string. <text:s/>Some care is needed to do this fairly efficiently, as it is considerably harder to fiddle with columns that it is to fiddle with rows. <text:s/>In meataxe64, the selected columns (during echelization) are always the first possible ones, and usually in a real-world case, the bit-string is far from random. The initial bits are usually set and the later bits unset, so the column cut-n-paste operations, which have been the subject of heavy optimization by myself and Jon Thackray in 2014, in practice seem to be fast enough.</text:p>
      <text:p text:style-name="P61"/>
      <text:p text:style-name="P61">The next stage is to clear these pivots by using the selected columns of this matrix and the remnant (both R and R' from above) to obtain the row of blocks as they <text:soft-page-break/>would be after the pivotal colums were cleared. <text:s/>It is this multipy-and-add that is the (only) part of the algorithm that is of cubic complexity.</text:p>
      <text:p text:style-name="P61"/>
      <text:p text:style-name="P107">If the "big" matrix is to be put into NREF, there is then a new phase consisting of "back-cleaning" - clearing out the pivotal columns above the pivots as well as below them. <text:s/>This is pretty-much like the procedure already documented, and will not be described further here.</text:p>
      <text:p text:style-name="P61"/>
      <text:p text:style-name="P107">The reader should probably pause again at this point until it is clear that the above algorithm works. <text:s/>Using muliply and multiply-and-add, a block echelize, row extraction and column extraction it is possible to perform Gaussian Elimination.</text:p>
      <text:p text:style-name="P107"/>
      <text:p text:style-name="P107">Unfortunately it is not that great - the trouble is that for each i,j block that is echelized, there is a cleaning job on the p,r block, so that the algorithm is quartic (in the number of chops) rather than cubic.</text:p>
      <text:p text:style-name="P107"/>
      <text:p text:style-name="P107">This can, however, be remedied. <text:s/>The idea is that we collect the column-select bit strings and the corresponding remnant rows down the column. <text:s/>The number of them cannot exceed the rank of the column, so is under control. <text:s/>This does mean some loss of concurrency, however, in that the clearing of a row has to wait for all the echelizes down a column before any work can be done. <text:s/>A closer analysis shows that the dependency chain is actually the same length (I+J-1 where I is the number of row blocks and J is the number of column blocks into which the matrix has been chopped) and that the concurrency lost at the beginning is therefore probably not that serious.</text:p>
      <text:p text:style-name="P107"/>
      <text:p text:style-name="P107">To do this, we use two new programs - "Pivot Combine" and "Row Riffle". <text:s/>Having put a block into echelon form, the pivots from the block directly above our block are combined with the new ones to produce a combined set of pivots to use going downwards. <text:s/>Similarly the rows of the remnant must be combined, and this is actually a "riffle" operation that can be controlled using a further output of pivot combine. <text:s/>The rows of the combined remnant correspond to the set bits of the combined pivot list, and the further information required is output by pivot combine - for each bit set in the combined output, was that because it was set originally, or because the new pivot list set it. <text:s/>Hence row riffle takes a row from the old remnant if the bit of the "riffle" output is set, and takes a row from the new remnant if it is unset.</text:p>
      <text:p text:style-name="P107"/>
      <text:p text:style-name="P107">The result of all this design work is a scheme that can be used at every level. <text:s/>In version 1, however, I have stopped short of implementing a full "echelize" using this method, and only produced the column bit-string and the remnant. <text:s/>In principle the row bit-string is all that is needed for Standard Base, but the multiplier and cleaner will also be needed for Invert, and I'm afraid I baulked at that. <text:s/>Version 2 will hopefully have a full "echelize" but at present, zpe3 is the best there is. <text:s/>It should be noticed that the programs needed are all, I believe, available as separate programs, so it is also possible to produce a disk-based shell-script in version 1, though it will not be easy.</text:p>
      <text:p text:style-name="P107"/>
      <text:p text:style-name="P107">Here for reference is the program description of the algorithm as implemented. <text:s/>It <text:soft-page-break/>describes only the part needed to find the rank of the matrix, but it may give some detail to any reader that needs it.</text:p>
      <text:p text:style-name="P107"/>
      <text:p text:style-name="P107">I suspect its actual effect will be to convince the reader that it is all far too hard, but sadly I have not (yet?) been able to see this procedure all at once.</text:p>
      <text:p text:style-name="P107"/>
      <text:p text:style-name="P107">Perhaps later generations can simplify the description and/or the algorithm so that it can become mainstream. <text:s/>I still find it very hard work indeed!</text:p>
      <text:p text:style-name="P107"/>
      <text:p text:style-name="P109"><text:s text:c="2"/>1<text:tab/>CEX Pij <text:span text:style-name="T72">C</text:span>ij<text:span text:style-name="T72">j</text:span> Aij G </text:p>
      <text:p text:style-name="P109"><text:s text:c="2"/>2<text:tab/>MAD Aij Rij G H</text:p>
      <text:p text:style-name="P109"><text:s text:c="2"/>3<text:tab/>ECH <text:span text:style-name="T72">H</text:span> Tij Q Mij Kij N</text:p>
      <text:p text:style-name="P109"><text:s text:c="2"/>4<text:tab/>CEX Q Rij Eij D</text:p>
      <text:p text:style-name="P109"><text:s text:c="2"/>5<text:tab/>MAD Eij N D L</text:p>
      <text:p text:style-name="P109"><text:s text:c="2"/>6<text:tab/>PVC Pij Q P(i+1)j Uij </text:p>
      <text:p text:style-name="P109"><text:s text:c="2"/>7<text:tab/>RRF Uij L N R<text:span text:style-name="T73">(</text:span>i<text:span text:style-name="T73">+1)</text:span>j </text:p>
      <text:p text:style-name="P109"/>
      <text:p text:style-name="P109">10<text:tab/>MAD Aij Bijk Cijk Z</text:p>
      <text:p text:style-name="P109">11<text:tab/>REX Tij Z V W</text:p>
      <text:p text:style-name="P109">12<text:tab/>MUL Mij V X</text:p>
      <text:p text:style-name="P109">13<text:tab/>MAD Eij X Bijk S </text:p>
      <text:p text:style-name="P109">14<text:tab/>RRF Uij S X B(i+1)jk</text:p>
      <text:p text:style-name="P108">15<text:tab/>MAD Kij V W Ci(j+1)k</text:p>
      <text:p text:style-name="P101"><text:span text:style-name="T53">Further</text:span> Program <text:span text:style-name="T53">D</text:span>ocumentation.</text:p>
      <text:p text:style-name="P80">z<text:span text:style-name="T53">cv</text:span></text:p>
      <text:p text:style-name="P47">Convert a text-file into a meataxe64 internal-format matrix or permutation.</text:p>
      <text:p text:style-name="P25"/>
      <text:p text:style-name="P1">The program takes the input for stdin, so a typical run is</text:p>
      <text:p text:style-name="P2"/>
      <text:p text:style-name="P91">zcv a1 &lt; text1</text:p>
      <text:p text:style-name="P2"/>
      <text:p text:style-name="P1">to take the contents of the file "text1" and produce the internal-format matrix in the file a1.<text:span text:style-name="T53"> <text:s/>There is an optional field order parameter that can be used to over-ride the field order specified in the file, so that</text:span></text:p>
      <text:p text:style-name="P1"/>
      <text:p text:style-name="P92">zcv a1 <text:span text:style-name="T53">19 </text:span>&lt; text1</text:p>
      <text:p text:style-name="P1"/>
      <text:p text:style-name="P4">can be used to read the file text1, but to assume that the field was of order 19.</text:p>
      <text:p text:style-name="P4"/>
      <text:p text:style-name="P4">Over the years, the format of the text file has changed very little. <text:s/>There may, however, be<text:span text:style-name="T54"> some very old files where the </text:span>first line were zero-filled<text:span text:style-name="T54">, and these can no longer be read. <text:s/>Originally the first line of a 24x24 matrix mod 2 would read . . .</text:span></text:p>
      <text:p text:style-name="P3">01000002000024000024</text:p>
      <text:p text:style-name="P3">and this is no longer usable - the zeros must be replaced by spaces, giving</text:p>
      <text:p text:style-name="P3"><text:s/>1 <text:s text:c="4"/>2 <text:s text:c="3"/>24 <text:s text:c="3"/>24</text:p>
      <text:p text:style-name="P3"><text:span text:style-name="T53">and </text:span>also the number of spaces between the <text:span text:style-name="T53">numbers</text:span> is no longer significant, so the above line could also be given as . . .</text:p>
      <text:p text:style-name="P3"><text:s text:c="7"/>1 2 <text:s text:c="13"/>24 <text:s text:c="3"/>24</text:p>
      <text:p text:style-name="P3">without any change of meaning.</text:p>
      <text:p text:style-name="P4"/>
      <text:p text:style-name="P5">All modes input the first four entries as &lt;mode&gt; &lt;fdef&gt; &lt;nor&gt; &lt;noc&gt; which are used in similar ways which, however, differ in detail. <text:s/></text:p>
      <text:p text:style-name="P5"/>
      <text:p text:style-name="P3"><text:span text:style-name="T39">Mode 1</text:span> reads lines of 80 characters and interprets each character as a field entry. <text:s/>The single character entries are 0-9, A-Z, a-z.</text:p>
      <text:p text:style-name="P3">0-9 are interpreted as usual, and A-Z extend this range up to 35.</text:p>
      <text:p text:style-name="P3">a-z are interpreted as -26 (a) down to -1 (z), where x is interpreted as fdef-x if the field is of composite order.</text:p>
      <text:p text:style-name="P1">No checks are made (<text:span text:style-name="T24">TBD</text:span><text:span text:style-name="T25"> perhaps they should be?)</text:span><text:span text:style-name="T27"> </text:span><text:span text:style-name="T28">and for composite fields the entries are assumed to be in the "standard" format (a polynomial modulo the Conway polynomial with the indeterminate replaced by p).</text:span></text:p>
      <text:p text:style-name="P68">A new line is <text:span text:style-name="T53">expected</text:span> at the end of each vector of the matrix, and also every 80 characters.</text:p>
      <text:p text:style-name="P1"/>
      <text:p text:style-name="P2"><text:span text:style-name="T39">Mode 2</text:span> reads permutations as integers separated by whitespace, and converts them into permutation matrices.<text:span text:style-name="T55"> <text:s/>There is no requirement that these integers be on separate lines, or six characters long as was the case originally.</text:span></text:p>
      <text:p text:style-name="P2"/>
      <text:p text:style-name="P2"><text:soft-page-break/><text:span text:style-name="T39">Mode 3</text:span> reads 25 entries per line as three character fields. <text:s/>This is a backward-compatiblilty mode, as there may be files where the prime is greater than 100 so that the data could not be readily extracted otherwise.</text:p>
      <text:p text:style-name="P2"/>
      <text:p text:style-name="P2"><text:span text:style-name="T39">Mode 4</text:span> is similarly backwards-compatible with five 8-character elements per field.</text:p>
      <text:p text:style-name="P2"/>
      <text:p text:style-name="P2"><text:span text:style-name="T39">Mode 5</text:span> is also backwards-compatible, reducing the entries modulo the characteristic.</text:p>
      <text:p text:style-name="P2"/>
      <text:p text:style-name="P2"><text:span text:style-name="T39">Mode 6</text:span> is new. <text:s/>Each entry is an integer followed by whitespace, and is converted into an unsigned 64-bit integer and used directly as a field element. <text:s/>Hence, for example, if the field is order 27, 25 would be 1 in mode 5, but would be 2x<text:span text:style-name="T32">2</text:span><text:span text:style-name="T33"> + 2x + 1 modulo the Conway polynomial mod 3 in mode 6.</text:span><text:span text:style-name="T35"> <text:s/>This enables the input into very large fields.</text:span></text:p>
      <text:p text:style-name="P97"/>
      <text:p text:style-name="P97"><text:span text:style-name="T39">Mode 12</text:span> <text:span text:style-name="T56">inputs permutations as permutations (rather then converting them into a matrix, as mode 2 does). <text:s/>It is needed for strict compatibility with the legacy formats, which store a 1 in the &lt;noc&gt; parameter where we would like to store the image size.</text:span></text:p>
      <text:p text:style-name="P95"><text:s/></text:p>
      <text:p text:style-name="P97"><text:span text:style-name="T39">Mode 1</text:span><text:span text:style-name="T40">3</text:span> <text:span text:style-name="T56">inputs maps. <text:s/>The fdef entry must be 1, &lt;nor&gt; stores the domain size and &lt;noc&gt; stores the image size.</text:span></text:p>
      <text:p text:style-name="P97"/>
      <text:p text:style-name="P96">Mode 12 is used normally used for permutations (including in zpr) and 13 only where the domain and image sizes differ. <text:s/>Mode 13 can, however, be used where the domain and image sizes are equal, and conversely mode 12 can be used for non-invertible maps between sets of the same cardinality.</text:p>
      <text:p text:style-name="P97"/>
      <text:p text:style-name="P94">Further modes will be added as and when necessary, with Magma and GAP input being fairly high on the priority list.</text:p>
      <text:p text:style-name="P94"/>
      <text:p text:style-name="P84"><text:span text:style-name="T37">z</text:span><text:span text:style-name="T43">mu</text:span></text:p>
      <text:p text:style-name="P26">Matrix multiplication - pure and simple. <text:s/>Example</text:p>
      <text:p text:style-name="P26"/>
      <text:p text:style-name="P86">zmu mat1 mat2 prod</text:p>
      <text:p text:style-name="P25"/>
      <text:p text:style-name="P25">The matrices may be rectangular, though they must be over the same field and multiplyable.</text:p>
      <text:p text:style-name="P25"/>
      <text:p text:style-name="P25">There are three versions of this program. <text:s/>zmu1 is the reference implementation, doing the entire job (in Dfmt) without anu attention to performance. <text:s/>zmu2 uses the HPIM but is single-threaded. <text:s/>zmu3 is the high-performance multi-core version.</text:p>
      <text:p text:style-name="P25"/>
      <text:p text:style-name="P81">zp<text:span text:style-name="T53">r</text:span></text:p>
      <text:p text:style-name="P46">Print a matrix or permutation.</text:p>
      <text:p text:style-name="P46"/>
      <text:p text:style-name="P6">There are two reasons for wanting to do this . . .</text:p>
      <text:p text:style-name="P2"/>
      <text:list xml:id="list4253732815830262977" text:style-name="L1">
        <text:list-item>
          <text:p text:style-name="P105"><text:soft-page-break/>For a human to have a look at a matrix, particulary during debugging.</text:p>
        </text:list-item>
        <text:list-item>
          <text:p text:style-name="P105">To export a matrix from meataxe64 into some other system.</text:p>
        </text:list-item>
      </text:list>
      <text:p text:style-name="P6"/>
      <text:p text:style-name="P6">The current version of <text:span text:style-name="T53">zpr</text:span> really only aims <text:span text:style-name="T57">to export to</text:span> other (older) meataxe systems that have a <text:span text:style-name="T53">zcv</text:span> program with similar functionality to the <text:span text:style-name="T53">zcv</text:span> of meataxe64. <text:s/>Enhancements in this area, including GAP- and Magma-format output, are expected to be sorted out when the need for this first arises.</text:p>
      <text:p text:style-name="P6"/>
      <text:p text:style-name="P7"><text:span text:style-name="T57">To influence the format of the output, there </text:span>is<text:span text:style-name="T57"> (now)</text:span> an optional integer "parameter" that gives further information as to what the user wishes to get out. <text:s/>It is expected that further values for this will be added in due course. <text:s/>If this parameter is not given it is assumed to be zero. <text:s/>Hence, for example,</text:p>
      <text:p text:style-name="P2"/>
      <text:p text:style-name="P91">zpr a1 &gt; text</text:p>
      <text:p text:style-name="P2"/>
      <text:p text:style-name="P7">"prints" the file a1 to the file "text" in the default way - parameter 0. <text:s/>Similarly</text:p>
      <text:p text:style-name="P2"/>
      <text:p text:style-name="P91">zpr a1 1 &gt; text</text:p>
      <text:p text:style-name="P2"/>
      <text:p text:style-name="P7">gives a parameter of 1, whose implications are given below.</text:p>
      <text:p text:style-name="P7"/>
      <text:p text:style-name="P7">The modes are all designed with the aim that the input should where possible, feed subsequently into <text:span text:style-name="T53">zcv</text:span> to reproduce the same matrix. <text:s/>Furthermore in many cases, this will still be true with older meataxe versions. <text:s/>Hence this program can be used as an interface program to move matrices from meataxe64 to other systems.</text:p>
      <text:p text:style-name="P8"/>
      <text:p text:style-name="P2"><text:span text:style-name="T53">For </text:span><text:span text:style-name="T42">matrices</text:span><text:span text:style-name="T53">, if the </text:span><text:span text:style-name="T41">parameter is 0</text:span><text:span text:style-name="T58">, t</text:span>he first line contains the mode, field, nor and noc. <text:s/>These will occupy 2, 6, 6, 6 characters respectively provided they fit with at least one space between. <text:s/>If any of field, nor, noc are 100,000 or greater, they will occupy more than 6 characters and hence may not be readable by the older programs.</text:p>
      <text:p text:style-name="P2"/>
      <text:p text:style-name="P2">If the field order is 9 or less, <text:span text:style-name="T58">output </text:span>mode 1 is used. <text:s/>If the field order is between 10 and 999, <text:span text:style-name="T58">output </text:span>mode 3 will be used. <text:s/>If the field order is between 1,000 and 9,999,999, <text:span text:style-name="T58">output </text:span>mode 4 will be used<text:span text:style-name="T58">, and oth</text:span>erwise <text:span text:style-name="T58">output </text:span>mode 6 is used.</text:p>
      <text:p text:style-name="P2"/>
      <text:p text:style-name="P2">If the <text:span text:style-name="T39">parameter is 1</text:span>, this requires <text:span text:style-name="T58">ouput </text:span>mode 1. <text:s/>For fields up to 9, this is no different from default. <text:s/>For fields 9-62 it uses 0-9, A-Z, a-z to represent the field elements<text:span text:style-name="T57"> (where a-z are used to represent numbers between -26(a) and -1(z) if the number is larger than 36)</text:span>. <text:s/>For <text:span text:style-name="T57">fields larger than 61, it may happen that the number is not representable and a * is printed. <text:s/>No error message is given for this - it is assume that the user knows what they are doing! <text:s/>There is no reduction mod p involved, so this is compact interchange format also for composite fields such as 32 and 49.</text:span></text:p>
      <text:p text:style-name="P2"/>
      <text:p text:style-name="P2">If the <text:span text:style-name="T42">pa</text:span><text:span text:style-name="T39">rameter is 3</text:span>, this requires mode 3. <text:s/>This allows only numbers in the range 0-999 and if the matrix has numbers outside this range, they print as "***" .</text:p>
      <text:p text:style-name="P2"/>
      <text:p text:style-name="P2">Similarly if the <text:span text:style-name="T39">parameter is 4</text:span>, this requires mode 4, and if numbers outside the <text:soft-page-break/>range 0-99,999,999 are in the input, "********" is printed.</text:p>
      <text:p text:style-name="P2"/>
      <text:p text:style-name="P2">If the <text:span text:style-name="T39">parameter is 6</text:span>, mode 6 is used, where each entry is converted into a positive integer and written out with one space between every pair of entries. <text:s/>A newline is written if the next number would make the line greater than 8<text:span text:style-name="T53">0</text:span> characters long, or when the end of row is reached.</text:p>
      <text:p text:style-name="P8"/>
      <text:p text:style-name="P8"><text:span text:style-name="T53">For </text:span><text:span text:style-name="T42">permutations</text:span><text:span text:style-name="T53">, n</text:span>otice that the output numbers the points from 1, whereas the internal format numbers the points from zero. <text:s/>Hence the output is one more than the input for each point. <text:s/>zcv subtracts 1 in a corresponding way, so that zpr followed by zcv should leave the data unchanged.</text:p>
      <text:p text:style-name="P8"/>
      <text:p text:style-name="P2"><text:span text:style-name="T58">If the </text:span><text:span text:style-name="T41">parameter is 0</text:span><text:span text:style-name="T58">, and nor and noc are equal in the file, noc is taken as 1 and mode 12 is used. <text:s/>If they are unequal, mode 13 is used. <text:s/>The first line is then printed as mode, 1, nor, noc where nor and noc occupy 6 spaces if they are below 100,000, and as many more as necessary otherwise.</text:span></text:p>
      <text:p text:style-name="P2"/>
      <text:p text:style-name="P8">If the <text:span text:style-name="T39">parameter is 12</text:span> and the number of rows and columns are not equal, an error message is produced. <text:s/>Otherwise the action is as if the parameter were 0.</text:p>
      <text:p text:style-name="P8"/>
      <text:p text:style-name="P8">If the <text:span text:style-name="T39">parameter is 13</text:span>, mode 13 is used even if nor and noc are equal.</text:p>
      <text:p text:style-name="P2"/>
      <text:p text:style-name="P48">The data items for the points are then output, 1 per line, where each point occupies six spaces if this is enough, and otherwise as many as are needed. <text:s/></text:p>
      <text:p text:style-name="P48"/>
      <text:p text:style-name="P80">zp<text:span text:style-name="T22">c</text:span></text:p>
      <text:p text:style-name="P28">Pivot combine. <text:s/>This program takes two bit-strings in and produces two bit-strings out. <text:s/>For example . . .</text:p>
      <text:p text:style-name="P28"/>
      <text:p text:style-name="P87">zpc somepivots morepivots allpivots rifflebs</text:p>
      <text:p text:style-name="P28"/>
      <text:p text:style-name="P28">The number of bits in "morepivots" must equal the number of unset bits in "somepivots", and they correspond to those unset bits. <text:s/>If the bit is set in "morepivots", the corresponding bit of somepivots is also set, and the resulting bitstring is output to "allpivots". <text:s/>"rifflebs" has as many bits as there are set bits in "allpivots", and the bit is set if the bit was set because it was in "somepivots", and unset if it was set as a result of "morepivots".</text:p>
      <text:p text:style-name="P28"/>
      <text:p text:style-name="P28">What is all this for? <text:s/>The idea is that some rows are put into echelon form, and we wish to remove those columns later and do a further echelon form on the resulting shorter rows. <text:s/>zpc can then be used to make the list of pivots from <text:span text:style-name="T23">both </text:span><text:span text:style-name="T26">sets of pivots. <text:s/>Moreover there may be remants involved with both, and the "rifflebs" is exactly the bit-string needed to use zrr (Row Riffle) to combine these remnants.</text:span></text:p>
      <text:p text:style-name="P28"/>
      <text:p text:style-name="P67">In other words, this (and zrr) are the two programs needed to put two echelon-forms together, where one has shorter rows as the columns corresponding to the pivots of <text:soft-page-break/>the first one have been removed.</text:p>
      <text:p text:style-name="P67"/>
      <text:p text:style-name="P80">zpe</text:p>
      <text:p text:style-name="P22">This program is the mainstay of meataxe64 version 1<text:span text:style-name="T21"> Gaussian Elimination</text:span>. <text:s/>It puts a matrix into "Negative Reduced Echelon Form" without keeping track of how it did it. <text:s/>The input is a single matrix, and there are two outputs - the <text:span text:style-name="T1">bit-string</text:span> and the <text:span text:style-name="T1">remnant</text:span>. Hence a sample run would be</text:p>
      <text:p text:style-name="P22"/>
      <text:p text:style-name="P85">zpe mymat mybitstring myremnant</text:p>
      <text:p text:style-name="P22"/>
      <text:p text:style-name="P22">The input matrix is, in general, rectangular and over an arbitrary field.</text:p>
      <text:p text:style-name="P22">The bitstring has one bit for each column of the input matrix, set to 1 if a pivot was chosen in that column, and set to zero if not.</text:p>
      <text:p text:style-name="P22">The remnant gives the echelon-form matrix only on the non-pivotal columns.</text:p>
      <text:p text:style-name="P22"/>
      <text:p text:style-name="P22"><text:span text:style-name="T21"><text:s/></text:span>Example matrix <text:s text:c="3"/><text:span text:style-name="T21"><text:s text:c="3"/></text:span><text:s text:c="3"/><text:span text:style-name="T21"><text:s/></text:span><text:s text:c="2"/>bitstring <text:s text:c="4"/><text:span text:style-name="T21"><text:s text:c="5"/></text:span><text:s text:c="2"/><text:span text:style-name="T21"><text:s/></text:span><text:s/>remnant</text:p>
      <text:p text:style-name="P22"/>
      <text:p text:style-name="P22"><text:s/><text:span text:style-name="T21"><text:s text:c="3"/></text:span>0 -1 3 <text:s/>0 5 3 <text:s text:c="6"/><text:span text:style-name="T21"><text:s text:c="6"/></text:span><text:s text:c="2"/>0 1 0 1 0 0 <text:s/><text:span text:style-name="T21"><text:s text:c="5"/></text:span><text:s text:c="6"/>0 3 5 3</text:p>
      <text:p text:style-name="P22"><text:s/><text:span text:style-name="T21"><text:s text:c="3"/></text:span>0 <text:s/>0 0 -1 2 1 <text:s text:c="33"/><text:span text:style-name="T21"><text:s text:c="11"/></text:span>0 0 2 1</text:p>
      <text:p text:style-name="P22"/>
      <text:p text:style-name="P25">The matrix form can be assembled if required from the bitstring and the remnant using the zex program, but is is usually preferable to keep them separate.</text:p>
      <text:p text:style-name="P25"/>
      <text:p text:style-name="P22">There are two versions of this program in Version 1 - zpe1 and zpe3. <text:s/>zpe1 is the reference implementation, doing a simple (Dfmt) operation without regard to performance. <text:s/>Its primary use is testing, though currently it is sometimes better to use it due to shortcomings in the zpe3 implementation. <text:s/>zpe3 uses the HPMI and multiple cores and is the production version. <text:s/>It is intended to produce a zpe2 version in due course to use HPMI but to run single-threaded.</text:p>
      <text:p text:style-name="P22"/>
      <text:p text:style-name="P22">Nullspace can be done by first transposing the matrix, putting it in echelon form and then transposing back. <text:s/>I am indebted to Frank L<text:span text:style-name="T19">ü</text:span>beck for this observation.</text:p>
      <text:p text:style-name="P22">A single turn of "split" an also be put together using this as a component program.</text:p>
      <text:p text:style-name="P22">As far as I know, it cannot be used for invert or standard-base, which must await version 2.</text:p>
      <text:p text:style-name="P22"/>
      <text:p text:style-name="P82">z<text:span text:style-name="T61">sv</text:span></text:p>
      <text:p text:style-name="P50">Selects a numbered vector from the space spanned by the input matrix. <text:s/>The numbered vectors all span distinct 1-dimensional subspaces, and between them span all 1-spaces in the space. <text:s/>Vectors are numbered from zero. <text:s/>Hence, for example, mod 3, a three dimensional space (i.e. a matrix with three rows) had 13=1+3+9 numbered vectors, where the first is the top row, the next three the second row with various multples of the first, and the last nine are the last row with all multiples of the first two. <text:s/>Hence the result is as if a row vector was made from the number, and then multiplied by the input matrix. <text:s/>The numbered vectors all have their last value 1, and are sorted into lexicographic order.</text:p>
      <text:p text:style-name="P24"><text:soft-page-break/></text:p>
      <text:p text:style-name="P50">An example run</text:p>
      <text:p text:style-name="P27"/>
      <text:p text:style-name="P27"><text:span text:style-name="T62">z</text:span><text:span text:style-name="T63">sv</text:span><text:span text:style-name="T62"> mat1 </text:span><text:span text:style-name="T63">3</text:span><text:span text:style-name="T62"> </text:span><text:span text:style-name="T63">vec</text:span></text:p>
      <text:p text:style-name="P22"/>
      <text:p text:style-name="P50">If the input number exceeds the number of 1-spaces in the input matrix, the program prints "vector number out of range", and that (and any other error) will result in a non-zero return code. <text:s/>In particular, if there are no rows in the input matrix, this error is inevitable - even selecting the zero'th row will fail.</text:p>
      <text:p text:style-name="P50"/>
      <text:p text:style-name="P51">This program is useful for running the Norton Irreducibility test. <text:s/>It is necessary to spin up <text:span text:style-name="T23">all</text:span><text:span text:style-name="T26"> the 1-spaces in the original nullspace, and this is done by taking all vectors in turn that this program produces, and spinning them up.</text:span></text:p>
      <text:p text:style-name="P81">z<text:span text:style-name="T53">ut</text:span></text:p>
      <text:p text:style-name="P23">This <text:span text:style-name="T53">utility program is a collection of miscellaneous functions needed to generate suitable messages in shell-scripts from bit-strings, and also for testing. <text:s/>Further functions will probably be added in due course.</text:span></text:p>
      <text:p text:style-name="P23"/>
      <text:p text:style-name="P46">zut 1 bs &lt; text <text:s text:c="4"/>Input bitstring from text</text:p>
      <text:p text:style-name="P46">zut 2 bs <text:s text:c="14"/>Output bitstring to text</text:p>
      <text:p text:style-name="P46">zut 3 bs <text:s text:c="14"/>Print "Nullity" then number of unset bits</text:p>
      <text:p text:style-name="P46">zut 4 bs <text:s text:c="14"/>return 1 if there are zero bits. <text:s/>Spinning is completed.</text:p>
      <text:p text:style-name="P46">zut 5 bs <text:s text:c="14"/>Print "Split result subspace &lt;dim&gt; quotient &lt;dim&gt;</text:p>
      <text:p text:style-name="P19"/>
      <text:p text:style-name="P102">Installation.</text:p>
      <text:p text:style-name="P71"/>
      <text:p text:style-name="P75">The first step is to obtain a copy of the system. <text:s/>Initially I will email a tar of the system on request, but hopefully a public version-control system will be set up in due course so that users can obtain the latest software when they feel like it. <text:s/>There will also be some CD and DVD<text:span text:style-name="T59"> copies. <text:s/>It is currently 3.2 MB (1.6.2016). <text:s/>On the one hand this includes stuff that should be deleted, but on the other hand, no doubt the system will grow with time.</text:span></text:p>
      <text:p text:style-name="P75"/>
      <text:p text:style-name="P76">A directory should be set up . . . it does not matter what it is called. <text:s/>It should have sub-directories <text:span text:style-name="T1">bin jif src</text:span> as a minimum. <text:s/><text:span text:style-name="T1">lib</text:span> is used for some example matrices, and <text:span text:style-name="T1">reg</text:span> is used for running the regression tests. <text:s/><text:span text:style-name="T1">doc</text:span> contains the documentation. <text:s/>There should also be one or more directories for holding a project's matrices . . . an example of such is <text:span text:style-name="T1">test</text:span> but further project directories can be added.</text:p>
      <text:p text:style-name="P76"/>
      <text:p text:style-name="P76">The shell-scripts need bash. <text:s/>If this is not your default, type . . .</text:p>
      <text:p text:style-name="P75"/>
      <text:p text:style-name="P93">bash</text:p>
      <text:p text:style-name="P75"/>
      <text:p text:style-name="P76">The next step is to compile everything. <text:s/>This is done in two stages, but first the file<text:span text:style-name="T36"> src/tuning.h </text:span>must be edited <text:span text:style-name="T36">to set the memory, number of threads and max-chop size.</text:span> <text:s/>In Version 1 these are used in some places but not in others!</text:p>
      <text:p text:style-name="P76"/>
      <text:p text:style-name="P76">The first compilation stage is makl - make the library. <text:s/>This compiles most of the submodules. <text:s/>At this stage the version of the "performance-critical routines" must be selected. <text:s/>This primarily affects working in the fields with 2 or 3 elements. <text:s/>The most reliable possibility is probably NEH (Nehalem) which should work on all (except a tiny number of ancient) 64-bit x86 chips. <text:s/>If your machine has AVX-2 (Haswell or later) things will be about twice as fast if you use HAS instead. <text:s/>PIL is tuned for the AMD piledriver chip and GEN is a version written in 'c'.<text:span text:style-name="T68"> <text:s/>To find out if your machine has AVX-2, one way is to try "makl HAS" which will give you plenty of errors if your machine does not have AVX-2.</text:span></text:p>
      <text:p text:style-name="P18"/>
      <text:p text:style-name="P88">makl NEH</text:p>
      <text:p text:style-name="P88">compa</text:p>
      <text:p text:style-name="P18"/>
      <text:p text:style-name="P63">compa<text:span text:style-name="T15"> <text:s/>compile</text:span><text:span text:style-name="T16">s</text:span><text:span text:style-name="T15"> all the meataxe64 programs. <text:s/>Needs makl to be run first.</text:span></text:p>
      <text:p text:style-name="P40">bash must be used for all shell-scripts shell-scripts.</text:p>
      <text:p text:style-name="P40"/>
      <text:p text:style-name="P56">If you want to test the system is properly installed (needs the reg subdirectory) there are three scripts val1, val2 val3 that should run without err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6-30T11:24:55.018777748</dc:date>
    <meta:editing-duration>PT23H36M54S</meta:editing-duration>
    <meta:editing-cycles>161</meta:editing-cycles>
    <meta:generator>LibreOffice/4.2.8.2$Linux_X86_64 LibreOffice_project/420m0$Build-2</meta:generator>
    <meta:print-date>2016-05-21T17:31:23.826722282</meta:print-date>
    <meta:document-statistic meta:table-count="0" meta:image-count="0" meta:object-count="0" meta:page-count="20" meta:paragraph-count="286" meta:word-count="7862" meta:character-count="43935" meta:non-whitespace-character-count="35607"/>
  </office:meta>
</office:document-meta>
</file>